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7"/>
    <style:style style:name="ce6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 table:print-ranges="power.A1:power.L53">
        <table:shapes>
          <draw:frame draw:z-index="0" draw:style-name="gr1" draw:text-style-name="P1" svg:width="21.941cm" svg:height="13.137cm" svg:x="0.717cm" svg:y="10.492cm">
            <draw:object draw:notify-on-update-of-ranges="power.A13:power.A23 power.B12:power.B12 power.B13:power.B23 power.C12:power.C12 power.C13:power.C23 power.D12:power.D12 power.D13:power.D23 power.E12:power.E12 power.E13:power.E23 power.F12:power.F12 power.F13:power.F23 power.G12:power.G12 power.G13:power.G23 power.H12:power.H12 power.H13:power.H23 power.I12:power.I12 power.I13:power.I23 power.J12:power.J12 power.J13:power.J23 power.K12:power.K12 power.K13:power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he goal is to display and compare pamateters to choose best settings for gamepad stick response curv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rmula :</text:p>
          </table:table-cell>
          <table:table-cell office:value-type="string" calcext:value-type="string">
            <text:p>(parameter * pow(x, power)) - ((parameter - 1.0) * x)</text:p>
          </table:table-cell>
          <table:table-cell table:number-columns-repeated="6"/>
          <table:table-cell office:value-type="string" calcext:value-type="string">
            <text:p>parameter : float [0.0 ; 1.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 (function is « POWER » in LibreOffice English or « PUISSANCE » in LibreOffice French)</text:p>
          </table:table-cell>
          <table:table-cell table:number-columns-repeated="7"/>
          <table:table-cell office:value-type="string" calcext:value-type="string">
            <text:p>power : float [1.0 ; STICKPROFILE_MAX_POWER]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ame</text:p>
          </table:table-cell>
          <table:table-cell office:value-type="string" calcext:value-type="string">
            <text:p>Settings #1</text:p>
          </table:table-cell>
          <table:table-cell office:value-type="string" calcext:value-type="string">
            <text:p>Settings #2</text:p>
          </table:table-cell>
          <table:table-cell office:value-type="string" calcext:value-type="string">
            <text:p>Settings #3</text:p>
          </table:table-cell>
          <table:table-cell office:value-type="string" calcext:value-type="string">
            <text:p>Settings #4</text:p>
          </table:table-cell>
          <table:table-cell office:value-type="string" calcext:value-type="string">
            <text:p>Settings #5</text:p>
          </table:table-cell>
          <table:table-cell office:value-type="string" calcext:value-type="string">
            <text:p>Settings #6</text:p>
          </table:table-cell>
          <table:table-cell office:value-type="string" calcext:value-type="string">
            <text:p>Settings #7</text:p>
          </table:table-cell>
          <table:table-cell office:value-type="string" calcext:value-type="string">
            <text:p>Settings #8</text:p>
          </table:table-cell>
          <table:table-cell office:value-type="string" calcext:value-type="string">
            <text:p>Settings #9</text:p>
          </table:table-cell>
          <table:table-cell office:value-type="string" calcext:value-type="string">
            <text:p>Settings #1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2" calcext:value-type="float">
            <text:p>2,00</text:p>
          </table:table-cell>
          <table:table-cell table:style-name="ce1" office:value-type="float" office:value="3" calcext:value-type="float">
            <text:p>3,00</text:p>
          </table:table-cell>
          <table:table-cell table:style-name="ce1" office:value-type="float" office:value="4" calcext:value-type="float">
            <text:p>4,00</text:p>
          </table:table-cell>
          <table:table-cell table:style-name="ce1" office:value-type="float" office:value="5" calcext:value-type="float">
            <text:p>5,00</text:p>
          </table:table-cell>
          <table:table-cell table:style-name="ce1" office:value-type="float" office:value="3" calcext:value-type="float">
            <text:p>3,00</text:p>
          </table:table-cell>
          <table:table-cell table:style-name="ce1" office:value-type="float" office:value="7" calcext:value-type="float">
            <text:p>7,00</text:p>
          </table:table-cell>
          <table:table-cell table:style-name="ce1" office:value-type="float" office:value="8" calcext:value-type="float">
            <text:p>8,00</text:p>
          </table:table-cell>
          <table:table-cell table:style-name="ce1" office:value-type="float" office:value="9" calcext:value-type="float">
            <text:p>9,00</text:p>
          </table:table-cell>
          <table:table-cell table:style-name="ce1" office:value-type="float" office:value="10" calcext:value-type="float">
            <text:p>10,00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table:number-columns-repeated="2" table:style-name="ce1" office:value-type="float" office:value="1" calcext:value-type="float">
            <text:p>1,00</text:p>
          </table:table-cell>
          <table:table-cell table:style-name="ce1" office:value-type="float" office:value="0.5" calcext:value-type="float">
            <text:p>0,50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2" calcext:value-type="float">
            <text:p>0,20</text:p>
          </table:table-cell>
          <table:table-cell table:style-name="ce1" office:value-type="float" office:value="0.97" calcext:value-type="float">
            <text:p>0,97</text:p>
          </table:table-cell>
          <table:table-cell table:style-name="ce1" office:value-type="float" office:value="0.7" calcext:value-type="float">
            <text:p>0,70</text:p>
          </table:table-cell>
          <table:table-cell table:style-name="ce1" office:value-type="float" office:value="0.5" calcext:value-type="float">
            <text:p>0,50</text:p>
          </table:table-cell>
          <table:table-cell table:style-name="ce1" office:value-type="float" office:value="0.8" calcext:value-type="float">
            <text:p>0,80</text:p>
          </table:table-cell>
          <table:table-cell table:style-name="ce1" office:value-type="float" office:value="0.9" calcext:value-type="float">
            <text:p>0,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utput #1</text:p>
          </table:table-cell>
          <table:table-cell office:value-type="string" calcext:value-type="string">
            <text:p>Output #2</text:p>
          </table:table-cell>
          <table:table-cell office:value-type="string" calcext:value-type="string">
            <text:p>Output #3</text:p>
          </table:table-cell>
          <table:table-cell office:value-type="string" calcext:value-type="string">
            <text:p>Output #4</text:p>
          </table:table-cell>
          <table:table-cell office:value-type="string" calcext:value-type="string">
            <text:p>Output #5</text:p>
          </table:table-cell>
          <table:table-cell office:value-type="string" calcext:value-type="string">
            <text:p>Output #6</text:p>
          </table:table-cell>
          <table:table-cell office:value-type="string" calcext:value-type="string">
            <text:p>Output #7</text:p>
          </table:table-cell>
          <table:table-cell office:value-type="string" calcext:value-type="string">
            <text:p>Output #8</text:p>
          </table:table-cell>
          <table:table-cell office:value-type="string" calcext:value-type="string">
            <text:p>Output #9</text:p>
          </table:table-cell>
          <table:table-cell office:value-type="string" calcext:value-type="string">
            <text:p>Output #10</text:p>
          </table:table-cell>
        </table:table-row>
        <table:table-row table:style-name="ro1">
          <table:table-cell table:style-name="ce1" office:value-type="float" office:value="0" calcext:value-type="float">
            <text:p>0,00</text:p>
          </table:table-cell>
          <table:table-cell table:style-name="ce1" table:formula="of:=([.B$9] * POWER([.$A13]; [.B$8]) - (([.B$9] -1) * [.$A13]))" office:value-type="float" office:value="0" calcext:value-type="float">
            <text:p>0,00</text:p>
          </table:table-cell>
          <table:table-cell table:style-name="ce1" table:formula="of:=([.C$9] * POWER([.$A13]; [.C$8]) - (([.C$9] -1) * [.$A13]))" office:value-type="float" office:value="0" calcext:value-type="float">
            <text:p>0,00</text:p>
          </table:table-cell>
          <table:table-cell table:style-name="ce1" table:formula="of:=([.D$9] * POWER([.$A13]; [.D$8]) - (([.D$9] -1) * [.$A13]))" office:value-type="float" office:value="0" calcext:value-type="float">
            <text:p>0,00</text:p>
          </table:table-cell>
          <table:table-cell table:style-name="ce1" table:formula="of:=([.E$9] * POWER([.$A13]; [.E$8]) - (([.E$9] -1) * [.$A13]))" office:value-type="float" office:value="0" calcext:value-type="float">
            <text:p>0,00</text:p>
          </table:table-cell>
          <table:table-cell table:style-name="ce1" table:formula="of:=([.F$9] * POWER([.$A13]; [.F$8]) - (([.F$9] -1) * [.$A13]))" office:value-type="float" office:value="0" calcext:value-type="float">
            <text:p>0,00</text:p>
          </table:table-cell>
          <table:table-cell table:style-name="ce1" table:formula="of:=([.G$9] * POWER([.$A13]; [.G$8]) - (([.G$9] -1) * [.$A13]))" office:value-type="float" office:value="0" calcext:value-type="float">
            <text:p>0,00</text:p>
          </table:table-cell>
          <table:table-cell table:style-name="ce1" table:formula="of:=([.H$9] * POWER([.$A13]; [.H$8]) - (([.H$9] -1) * [.$A13]))" office:value-type="float" office:value="0" calcext:value-type="float">
            <text:p>0,00</text:p>
          </table:table-cell>
          <table:table-cell table:style-name="ce1" table:formula="of:=([.I$9] * POWER([.$A13]; [.I$8]) - (([.I$9] -1) * [.$A13]))" office:value-type="float" office:value="0" calcext:value-type="float">
            <text:p>0,00</text:p>
          </table:table-cell>
          <table:table-cell table:style-name="ce1" table:formula="of:=([.J$9] * POWER([.$A13]; [.J$8]) - (([.J$9] -1) * [.$A13]))" office:value-type="float" office:value="0" calcext:value-type="float">
            <text:p>0,00</text:p>
          </table:table-cell>
          <table:table-cell table:style-name="ce1" table:formula="of:=([.K$9] * POWER([.$A13]; [.K$8]) - (([.K$9] -1) * [.$A13]))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float" office:value="0.1" calcext:value-type="float">
            <text:p>0,10</text:p>
          </table:table-cell>
          <table:table-cell table:style-name="ce1" table:formula="of:=([.B$9] * POWER([.$A14]; [.B$8]) - (([.B$9] -1) * [.$A14]))" office:value-type="float" office:value="0.1" calcext:value-type="float">
            <text:p>0,10</text:p>
          </table:table-cell>
          <table:table-cell table:style-name="ce1" table:formula="of:=([.C$9] * POWER([.$A14]; [.C$8]) - (([.C$9] -1) * [.$A14]))" office:value-type="float" office:value="0.01" calcext:value-type="float">
            <text:p>0,01</text:p>
          </table:table-cell>
          <table:table-cell table:style-name="ce1" table:formula="of:=([.D$9] * POWER([.$A14]; [.D$8]) - (([.D$9] -1) * [.$A14]))" office:value-type="float" office:value="0.0505" calcext:value-type="float">
            <text:p>0,05</text:p>
          </table:table-cell>
          <table:table-cell table:style-name="ce1" table:formula="of:=([.E$9] * POWER([.$A14]; [.E$8]) - (([.E$9] -1) * [.$A14]))" office:value-type="float" office:value="0.025075" calcext:value-type="float">
            <text:p>0,03</text:p>
          </table:table-cell>
          <table:table-cell table:style-name="ce1" table:formula="of:=([.F$9] * POWER([.$A14]; [.F$8]) - (([.F$9] -1) * [.$A14]))" office:value-type="float" office:value="0.080002" calcext:value-type="float">
            <text:p>0,08</text:p>
          </table:table-cell>
          <table:table-cell table:style-name="ce1" table:formula="of:=([.G$9] * POWER([.$A14]; [.G$8]) - (([.G$9] -1) * [.$A14]))" office:value-type="float" office:value="0.00397" calcext:value-type="float">
            <text:p>0,00</text:p>
          </table:table-cell>
          <table:table-cell table:style-name="ce1" table:formula="of:=([.H$9] * POWER([.$A14]; [.H$8]) - (([.H$9] -1) * [.$A14]))" office:value-type="float" office:value="0.03000007" calcext:value-type="float">
            <text:p>0,03</text:p>
          </table:table-cell>
          <table:table-cell table:style-name="ce1" table:formula="of:=([.I$9] * POWER([.$A14]; [.I$8]) - (([.I$9] -1) * [.$A14]))" office:value-type="float" office:value="0.050000005" calcext:value-type="float">
            <text:p>0,05</text:p>
          </table:table-cell>
          <table:table-cell table:style-name="ce1" table:formula="of:=([.J$9] * POWER([.$A14]; [.J$8]) - (([.J$9] -1) * [.$A14]))" office:value-type="float" office:value="0.0200000008" calcext:value-type="float">
            <text:p>0,02</text:p>
          </table:table-cell>
          <table:table-cell table:style-name="ce1" table:formula="of:=([.K$9] * POWER([.$A14]; [.K$8]) - (([.K$9] -1) * [.$A14]))" office:value-type="float" office:value="0.01000000009" calcext:value-type="float">
            <text:p>0,01</text:p>
          </table:table-cell>
        </table:table-row>
        <table:table-row table:style-name="ro1">
          <table:table-cell table:style-name="ce1" office:value-type="float" office:value="0.2" calcext:value-type="float">
            <text:p>0,20</text:p>
          </table:table-cell>
          <table:table-cell table:style-name="ce1" table:formula="of:=([.B$9] * POWER([.$A15]; [.B$8]) - (([.B$9] -1) * [.$A15]))" office:value-type="float" office:value="0.2" calcext:value-type="float">
            <text:p>0,20</text:p>
          </table:table-cell>
          <table:table-cell table:style-name="ce1" table:formula="of:=([.C$9] * POWER([.$A15]; [.C$8]) - (([.C$9] -1) * [.$A15]))" office:value-type="float" office:value="0.04" calcext:value-type="float">
            <text:p>0,04</text:p>
          </table:table-cell>
          <table:table-cell table:style-name="ce1" table:formula="of:=([.D$9] * POWER([.$A15]; [.D$8]) - (([.D$9] -1) * [.$A15]))" office:value-type="float" office:value="0.104" calcext:value-type="float">
            <text:p>0,10</text:p>
          </table:table-cell>
          <table:table-cell table:style-name="ce1" table:formula="of:=([.E$9] * POWER([.$A15]; [.E$8]) - (([.E$9] -1) * [.$A15]))" office:value-type="float" office:value="0.0512" calcext:value-type="float">
            <text:p>0,05</text:p>
          </table:table-cell>
          <table:table-cell table:style-name="ce1" table:formula="of:=([.F$9] * POWER([.$A15]; [.F$8]) - (([.F$9] -1) * [.$A15]))" office:value-type="float" office:value="0.160064" calcext:value-type="float">
            <text:p>0,16</text:p>
          </table:table-cell>
          <table:table-cell table:style-name="ce1" table:formula="of:=([.G$9] * POWER([.$A15]; [.G$8]) - (([.G$9] -1) * [.$A15]))" office:value-type="float" office:value="0.01376" calcext:value-type="float">
            <text:p>0,01</text:p>
          </table:table-cell>
          <table:table-cell table:style-name="ce1" table:formula="of:=([.H$9] * POWER([.$A15]; [.H$8]) - (([.H$9] -1) * [.$A15]))" office:value-type="float" office:value="0.06000896" calcext:value-type="float">
            <text:p>0,06</text:p>
          </table:table-cell>
          <table:table-cell table:style-name="ce1" table:formula="of:=([.I$9] * POWER([.$A15]; [.I$8]) - (([.I$9] -1) * [.$A15]))" office:value-type="float" office:value="0.10000128" calcext:value-type="float">
            <text:p>0,10</text:p>
          </table:table-cell>
          <table:table-cell table:style-name="ce1" table:formula="of:=([.J$9] * POWER([.$A15]; [.J$8]) - (([.J$9] -1) * [.$A15]))" office:value-type="float" office:value="0.0400004096" calcext:value-type="float">
            <text:p>0,04</text:p>
          </table:table-cell>
          <table:table-cell table:style-name="ce1" table:formula="of:=([.K$9] * POWER([.$A15]; [.K$8]) - (([.K$9] -1) * [.$A15]))" office:value-type="float" office:value="0.02000009216" calcext:value-type="float">
            <text:p>0,02</text:p>
          </table:table-cell>
        </table:table-row>
        <table:table-row table:style-name="ro1">
          <table:table-cell table:style-name="ce1" office:value-type="float" office:value="0.3" calcext:value-type="float">
            <text:p>0,30</text:p>
          </table:table-cell>
          <table:table-cell table:style-name="ce1" table:formula="of:=([.B$9] * POWER([.$A16]; [.B$8]) - (([.B$9] -1) * [.$A16]))" office:value-type="float" office:value="0.3" calcext:value-type="float">
            <text:p>0,30</text:p>
          </table:table-cell>
          <table:table-cell table:style-name="ce1" table:formula="of:=([.C$9] * POWER([.$A16]; [.C$8]) - (([.C$9] -1) * [.$A16]))" office:value-type="float" office:value="0.09" calcext:value-type="float">
            <text:p>0,09</text:p>
          </table:table-cell>
          <table:table-cell table:style-name="ce1" table:formula="of:=([.D$9] * POWER([.$A16]; [.D$8]) - (([.D$9] -1) * [.$A16]))" office:value-type="float" office:value="0.1635" calcext:value-type="float">
            <text:p>0,16</text:p>
          </table:table-cell>
          <table:table-cell table:style-name="ce1" table:formula="of:=([.E$9] * POWER([.$A16]; [.E$8]) - (([.E$9] -1) * [.$A16]))" office:value-type="float" office:value="0.081075" calcext:value-type="float">
            <text:p>0,08</text:p>
          </table:table-cell>
          <table:table-cell table:style-name="ce1" table:formula="of:=([.F$9] * POWER([.$A16]; [.F$8]) - (([.F$9] -1) * [.$A16]))" office:value-type="float" office:value="0.240486" calcext:value-type="float">
            <text:p>0,24</text:p>
          </table:table-cell>
          <table:table-cell table:style-name="ce1" table:formula="of:=([.G$9] * POWER([.$A16]; [.G$8]) - (([.G$9] -1) * [.$A16]))" office:value-type="float" office:value="0.03519" calcext:value-type="float">
            <text:p>0,04</text:p>
          </table:table-cell>
          <table:table-cell table:style-name="ce1" table:formula="of:=([.H$9] * POWER([.$A16]; [.H$8]) - (([.H$9] -1) * [.$A16]))" office:value-type="float" office:value="0.09015309" calcext:value-type="float">
            <text:p>0,09</text:p>
          </table:table-cell>
          <table:table-cell table:style-name="ce1" table:formula="of:=([.I$9] * POWER([.$A16]; [.I$8]) - (([.I$9] -1) * [.$A16]))" office:value-type="float" office:value="0.150032805" calcext:value-type="float">
            <text:p>0,15</text:p>
          </table:table-cell>
          <table:table-cell table:style-name="ce1" table:formula="of:=([.J$9] * POWER([.$A16]; [.J$8]) - (([.J$9] -1) * [.$A16]))" office:value-type="float" office:value="0.0600157464" calcext:value-type="float">
            <text:p>0,06</text:p>
          </table:table-cell>
          <table:table-cell table:style-name="ce1" table:formula="of:=([.K$9] * POWER([.$A16]; [.K$8]) - (([.K$9] -1) * [.$A16]))" office:value-type="float" office:value="0.03000531441" calcext:value-type="float">
            <text:p>0,03</text:p>
          </table:table-cell>
        </table:table-row>
        <table:table-row table:style-name="ro1">
          <table:table-cell table:style-name="ce1" office:value-type="float" office:value="0.4" calcext:value-type="float">
            <text:p>0,40</text:p>
          </table:table-cell>
          <table:table-cell table:style-name="ce1" table:formula="of:=([.B$9] * POWER([.$A17]; [.B$8]) - (([.B$9] -1) * [.$A17]))" office:value-type="float" office:value="0.4" calcext:value-type="float">
            <text:p>0,40</text:p>
          </table:table-cell>
          <table:table-cell table:style-name="ce1" table:formula="of:=([.C$9] * POWER([.$A17]; [.C$8]) - (([.C$9] -1) * [.$A17]))" office:value-type="float" office:value="0.16" calcext:value-type="float">
            <text:p>0,16</text:p>
          </table:table-cell>
          <table:table-cell table:style-name="ce1" table:formula="of:=([.D$9] * POWER([.$A17]; [.D$8]) - (([.D$9] -1) * [.$A17]))" office:value-type="float" office:value="0.232" calcext:value-type="float">
            <text:p>0,23</text:p>
          </table:table-cell>
          <table:table-cell table:style-name="ce1" table:formula="of:=([.E$9] * POWER([.$A17]; [.E$8]) - (([.E$9] -1) * [.$A17]))" office:value-type="float" office:value="0.1192" calcext:value-type="float">
            <text:p>0,12</text:p>
          </table:table-cell>
          <table:table-cell table:style-name="ce1" table:formula="of:=([.F$9] * POWER([.$A17]; [.F$8]) - (([.F$9] -1) * [.$A17]))" office:value-type="float" office:value="0.322048" calcext:value-type="float">
            <text:p>0,32</text:p>
          </table:table-cell>
          <table:table-cell table:style-name="ce1" table:formula="of:=([.G$9] * POWER([.$A17]; [.G$8]) - (([.G$9] -1) * [.$A17]))" office:value-type="float" office:value="0.07408" calcext:value-type="float">
            <text:p>0,07</text:p>
          </table:table-cell>
          <table:table-cell table:style-name="ce1" table:formula="of:=([.H$9] * POWER([.$A17]; [.H$8]) - (([.H$9] -1) * [.$A17]))" office:value-type="float" office:value="0.12114688" calcext:value-type="float">
            <text:p>0,12</text:p>
          </table:table-cell>
          <table:table-cell table:style-name="ce1" table:formula="of:=([.I$9] * POWER([.$A17]; [.I$8]) - (([.I$9] -1) * [.$A17]))" office:value-type="float" office:value="0.20032768" calcext:value-type="float">
            <text:p>0,20</text:p>
          </table:table-cell>
          <table:table-cell table:style-name="ce1" table:formula="of:=([.J$9] * POWER([.$A17]; [.J$8]) - (([.J$9] -1) * [.$A17]))" office:value-type="float" office:value="0.0802097152" calcext:value-type="float">
            <text:p>0,08</text:p>
          </table:table-cell>
          <table:table-cell table:style-name="ce1" table:formula="of:=([.K$9] * POWER([.$A17]; [.K$8]) - (([.K$9] -1) * [.$A17]))" office:value-type="float" office:value="0.04009437184" calcext:value-type="float">
            <text:p>0,04</text:p>
          </table:table-cell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table:style-name="ce1" table:formula="of:=([.B$9] * POWER([.$A18]; [.B$8]) - (([.B$9] -1) * [.$A18]))" office:value-type="float" office:value="0.5" calcext:value-type="float">
            <text:p>0,50</text:p>
          </table:table-cell>
          <table:table-cell table:style-name="ce1" table:formula="of:=([.C$9] * POWER([.$A18]; [.C$8]) - (([.C$9] -1) * [.$A18]))" office:value-type="float" office:value="0.25" calcext:value-type="float">
            <text:p>0,25</text:p>
          </table:table-cell>
          <table:table-cell table:style-name="ce1" table:formula="of:=([.D$9] * POWER([.$A18]; [.D$8]) - (([.D$9] -1) * [.$A18]))" office:value-type="float" office:value="0.3125" calcext:value-type="float">
            <text:p>0,31</text:p>
          </table:table-cell>
          <table:table-cell table:style-name="ce1" table:formula="of:=([.E$9] * POWER([.$A18]; [.E$8]) - (([.E$9] -1) * [.$A18]))" office:value-type="float" office:value="0.171875" calcext:value-type="float">
            <text:p>0,17</text:p>
          </table:table-cell>
          <table:table-cell table:style-name="ce1" table:formula="of:=([.F$9] * POWER([.$A18]; [.F$8]) - (([.F$9] -1) * [.$A18]))" office:value-type="float" office:value="0.40625" calcext:value-type="float">
            <text:p>0,41</text:p>
          </table:table-cell>
          <table:table-cell table:style-name="ce1" table:formula="of:=([.G$9] * POWER([.$A18]; [.G$8]) - (([.G$9] -1) * [.$A18]))" office:value-type="float" office:value="0.13625" calcext:value-type="float">
            <text:p>0,14</text:p>
          </table:table-cell>
          <table:table-cell table:style-name="ce1" table:formula="of:=([.H$9] * POWER([.$A18]; [.H$8]) - (([.H$9] -1) * [.$A18]))" office:value-type="float" office:value="0.15546875" calcext:value-type="float">
            <text:p>0,16</text:p>
          </table:table-cell>
          <table:table-cell table:style-name="ce1" table:formula="of:=([.I$9] * POWER([.$A18]; [.I$8]) - (([.I$9] -1) * [.$A18]))" office:value-type="float" office:value="0.251953125" calcext:value-type="float">
            <text:p>0,25</text:p>
          </table:table-cell>
          <table:table-cell table:style-name="ce1" table:formula="of:=([.J$9] * POWER([.$A18]; [.J$8]) - (([.J$9] -1) * [.$A18]))" office:value-type="float" office:value="0.1015625" calcext:value-type="float">
            <text:p>0,10</text:p>
          </table:table-cell>
          <table:table-cell table:style-name="ce1" table:formula="of:=([.K$9] * POWER([.$A18]; [.K$8]) - (([.K$9] -1) * [.$A18]))" office:value-type="float" office:value="0.05087890625" calcext:value-type="float">
            <text:p>0,05</text:p>
          </table:table-cell>
        </table:table-row>
        <table:table-row table:style-name="ro1">
          <table:table-cell table:style-name="ce1" office:value-type="float" office:value="0.6" calcext:value-type="float">
            <text:p>0,60</text:p>
          </table:table-cell>
          <table:table-cell table:style-name="ce1" table:formula="of:=([.B$9] * POWER([.$A19]; [.B$8]) - (([.B$9] -1) * [.$A19]))" office:value-type="float" office:value="0.6" calcext:value-type="float">
            <text:p>0,60</text:p>
          </table:table-cell>
          <table:table-cell table:style-name="ce1" table:formula="of:=([.C$9] * POWER([.$A19]; [.C$8]) - (([.C$9] -1) * [.$A19]))" office:value-type="float" office:value="0.36" calcext:value-type="float">
            <text:p>0,36</text:p>
          </table:table-cell>
          <table:table-cell table:style-name="ce1" table:formula="of:=([.D$9] * POWER([.$A19]; [.D$8]) - (([.D$9] -1) * [.$A19]))" office:value-type="float" office:value="0.408" calcext:value-type="float">
            <text:p>0,41</text:p>
          </table:table-cell>
          <table:table-cell table:style-name="ce1" table:formula="of:=([.E$9] * POWER([.$A19]; [.E$8]) - (([.E$9] -1) * [.$A19]))" office:value-type="float" office:value="0.2472" calcext:value-type="float">
            <text:p>0,25</text:p>
          </table:table-cell>
          <table:table-cell table:style-name="ce1" table:formula="of:=([.F$9] * POWER([.$A19]; [.F$8]) - (([.F$9] -1) * [.$A19]))" office:value-type="float" office:value="0.495552" calcext:value-type="float">
            <text:p>0,50</text:p>
          </table:table-cell>
          <table:table-cell table:style-name="ce1" table:formula="of:=([.G$9] * POWER([.$A19]; [.G$8]) - (([.G$9] -1) * [.$A19]))" office:value-type="float" office:value="0.22752" calcext:value-type="float">
            <text:p>0,23</text:p>
          </table:table-cell>
          <table:table-cell table:style-name="ce1" table:formula="of:=([.H$9] * POWER([.$A19]; [.H$8]) - (([.H$9] -1) * [.$A19]))" office:value-type="float" office:value="0.19959552" calcext:value-type="float">
            <text:p>0,20</text:p>
          </table:table-cell>
          <table:table-cell table:style-name="ce1" table:formula="of:=([.I$9] * POWER([.$A19]; [.I$8]) - (([.I$9] -1) * [.$A19]))" office:value-type="float" office:value="0.30839808" calcext:value-type="float">
            <text:p>0,31</text:p>
          </table:table-cell>
          <table:table-cell table:style-name="ce1" table:formula="of:=([.J$9] * POWER([.$A19]; [.J$8]) - (([.J$9] -1) * [.$A19]))" office:value-type="float" office:value="0.1280621568" calcext:value-type="float">
            <text:p>0,13</text:p>
          </table:table-cell>
          <table:table-cell table:style-name="ce1" table:formula="of:=([.K$9] * POWER([.$A19]; [.K$8]) - (([.K$9] -1) * [.$A19]))" office:value-type="float" office:value="0.06544195584" calcext:value-type="float">
            <text:p>0,07</text:p>
          </table:table-cell>
        </table:table-row>
        <table:table-row table:style-name="ro1">
          <table:table-cell table:style-name="ce1" office:value-type="float" office:value="0.7" calcext:value-type="float">
            <text:p>0,70</text:p>
          </table:table-cell>
          <table:table-cell table:style-name="ce1" table:formula="of:=([.B$9] * POWER([.$A20]; [.B$8]) - (([.B$9] -1) * [.$A20]))" office:value-type="float" office:value="0.7" calcext:value-type="float">
            <text:p>0,70</text:p>
          </table:table-cell>
          <table:table-cell table:style-name="ce1" table:formula="of:=([.C$9] * POWER([.$A20]; [.C$8]) - (([.C$9] -1) * [.$A20]))" office:value-type="float" office:value="0.49" calcext:value-type="float">
            <text:p>0,49</text:p>
          </table:table-cell>
          <table:table-cell table:style-name="ce1" table:formula="of:=([.D$9] * POWER([.$A20]; [.D$8]) - (([.D$9] -1) * [.$A20]))" office:value-type="float" office:value="0.5215" calcext:value-type="float">
            <text:p>0,52</text:p>
          </table:table-cell>
          <table:table-cell table:style-name="ce1" table:formula="of:=([.E$9] * POWER([.$A20]; [.E$8]) - (([.E$9] -1) * [.$A20]))" office:value-type="float" office:value="0.355075" calcext:value-type="float">
            <text:p>0,36</text:p>
          </table:table-cell>
          <table:table-cell table:style-name="ce1" table:formula="of:=([.F$9] * POWER([.$A20]; [.F$8]) - (([.F$9] -1) * [.$A20]))" office:value-type="float" office:value="0.593614" calcext:value-type="float">
            <text:p>0,59</text:p>
          </table:table-cell>
          <table:table-cell table:style-name="ce1" table:formula="of:=([.G$9] * POWER([.$A20]; [.G$8]) - (([.G$9] -1) * [.$A20]))" office:value-type="float" office:value="0.35371" calcext:value-type="float">
            <text:p>0,35</text:p>
          </table:table-cell>
          <table:table-cell table:style-name="ce1" table:formula="of:=([.H$9] * POWER([.$A20]; [.H$8]) - (([.H$9] -1) * [.$A20]))" office:value-type="float" office:value="0.26764801" calcext:value-type="float">
            <text:p>0,27</text:p>
          </table:table-cell>
          <table:table-cell table:style-name="ce1" table:formula="of:=([.I$9] * POWER([.$A20]; [.I$8]) - (([.I$9] -1) * [.$A20]))" office:value-type="float" office:value="0.378824005" calcext:value-type="float">
            <text:p>0,38</text:p>
          </table:table-cell>
          <table:table-cell table:style-name="ce1" table:formula="of:=([.J$9] * POWER([.$A20]; [.J$8]) - (([.J$9] -1) * [.$A20]))" office:value-type="float" office:value="0.1722828856" calcext:value-type="float">
            <text:p>0,17</text:p>
          </table:table-cell>
          <table:table-cell table:style-name="ce1" table:formula="of:=([.K$9] * POWER([.$A20]; [.K$8]) - (([.K$9] -1) * [.$A20]))" office:value-type="float" office:value="0.09542277241" calcext:value-type="float">
            <text:p>0,10</text:p>
          </table:table-cell>
        </table:table-row>
        <table:table-row table:style-name="ro1">
          <table:table-cell table:style-name="ce1" office:value-type="float" office:value="0.8" calcext:value-type="float">
            <text:p>0,80</text:p>
          </table:table-cell>
          <table:table-cell table:style-name="ce1" table:formula="of:=([.B$9] * POWER([.$A21]; [.B$8]) - (([.B$9] -1) * [.$A21]))" office:value-type="float" office:value="0.8" calcext:value-type="float">
            <text:p>0,80</text:p>
          </table:table-cell>
          <table:table-cell table:style-name="ce1" table:formula="of:=([.C$9] * POWER([.$A21]; [.C$8]) - (([.C$9] -1) * [.$A21]))" office:value-type="float" office:value="0.64" calcext:value-type="float">
            <text:p>0,64</text:p>
          </table:table-cell>
          <table:table-cell table:style-name="ce1" table:formula="of:=([.D$9] * POWER([.$A21]; [.D$8]) - (([.D$9] -1) * [.$A21]))" office:value-type="float" office:value="0.656" calcext:value-type="float">
            <text:p>0,66</text:p>
          </table:table-cell>
          <table:table-cell table:style-name="ce1" table:formula="of:=([.E$9] * POWER([.$A21]; [.E$8]) - (([.E$9] -1) * [.$A21]))" office:value-type="float" office:value="0.5072" calcext:value-type="float">
            <text:p>0,51</text:p>
          </table:table-cell>
          <table:table-cell table:style-name="ce1" table:formula="of:=([.F$9] * POWER([.$A21]; [.F$8]) - (([.F$9] -1) * [.$A21]))" office:value-type="float" office:value="0.705536" calcext:value-type="float">
            <text:p>0,71</text:p>
          </table:table-cell>
          <table:table-cell table:style-name="ce1" table:formula="of:=([.G$9] * POWER([.$A21]; [.G$8]) - (([.G$9] -1) * [.$A21]))" office:value-type="float" office:value="0.52064" calcext:value-type="float">
            <text:p>0,52</text:p>
          </table:table-cell>
          <table:table-cell table:style-name="ce1" table:formula="of:=([.H$9] * POWER([.$A21]; [.H$8]) - (([.H$9] -1) * [.$A21]))" office:value-type="float" office:value="0.38680064" calcext:value-type="float">
            <text:p>0,39</text:p>
          </table:table-cell>
          <table:table-cell table:style-name="ce1" table:formula="of:=([.I$9] * POWER([.$A21]; [.I$8]) - (([.I$9] -1) * [.$A21]))" office:value-type="float" office:value="0.48388608" calcext:value-type="float">
            <text:p>0,48</text:p>
          </table:table-cell>
          <table:table-cell table:style-name="ce1" table:formula="of:=([.J$9] * POWER([.$A21]; [.J$8]) - (([.J$9] -1) * [.$A21]))" office:value-type="float" office:value="0.2673741824" calcext:value-type="float">
            <text:p>0,27</text:p>
          </table:table-cell>
          <table:table-cell table:style-name="ce1" table:formula="of:=([.K$9] * POWER([.$A21]; [.K$8]) - (([.K$9] -1) * [.$A21]))" office:value-type="float" office:value="0.17663676416" calcext:value-type="float">
            <text:p>0,18</text:p>
          </table:table-cell>
        </table:table-row>
        <table:table-row table:style-name="ro1">
          <table:table-cell table:style-name="ce1" office:value-type="float" office:value="0.9" calcext:value-type="float">
            <text:p>0,90</text:p>
          </table:table-cell>
          <table:table-cell table:style-name="ce1" table:formula="of:=([.B$9] * POWER([.$A22]; [.B$8]) - (([.B$9] -1) * [.$A22]))" office:value-type="float" office:value="0.9" calcext:value-type="float">
            <text:p>0,90</text:p>
          </table:table-cell>
          <table:table-cell table:style-name="ce1" table:formula="of:=([.C$9] * POWER([.$A22]; [.C$8]) - (([.C$9] -1) * [.$A22]))" office:value-type="float" office:value="0.81" calcext:value-type="float">
            <text:p>0,81</text:p>
          </table:table-cell>
          <table:table-cell table:style-name="ce1" table:formula="of:=([.D$9] * POWER([.$A22]; [.D$8]) - (([.D$9] -1) * [.$A22]))" office:value-type="float" office:value="0.8145" calcext:value-type="float">
            <text:p>0,81</text:p>
          </table:table-cell>
          <table:table-cell table:style-name="ce1" table:formula="of:=([.E$9] * POWER([.$A22]; [.E$8]) - (([.E$9] -1) * [.$A22]))" office:value-type="float" office:value="0.717075" calcext:value-type="float">
            <text:p>0,72</text:p>
          </table:table-cell>
          <table:table-cell table:style-name="ce1" table:formula="of:=([.F$9] * POWER([.$A22]; [.F$8]) - (([.F$9] -1) * [.$A22]))" office:value-type="float" office:value="0.838098" calcext:value-type="float">
            <text:p>0,84</text:p>
          </table:table-cell>
          <table:table-cell table:style-name="ce1" table:formula="of:=([.G$9] * POWER([.$A22]; [.G$8]) - (([.G$9] -1) * [.$A22]))" office:value-type="float" office:value="0.73413" calcext:value-type="float">
            <text:p>0,73</text:p>
          </table:table-cell>
          <table:table-cell table:style-name="ce1" table:formula="of:=([.H$9] * POWER([.$A22]; [.H$8]) - (([.H$9] -1) * [.$A22]))" office:value-type="float" office:value="0.60480783" calcext:value-type="float">
            <text:p>0,60</text:p>
          </table:table-cell>
          <table:table-cell table:style-name="ce1" table:formula="of:=([.I$9] * POWER([.$A22]; [.I$8]) - (([.I$9] -1) * [.$A22]))" office:value-type="float" office:value="0.665233605" calcext:value-type="float">
            <text:p>0,67</text:p>
          </table:table-cell>
          <table:table-cell table:style-name="ce1" table:formula="of:=([.J$9] * POWER([.$A22]; [.J$8]) - (([.J$9] -1) * [.$A22]))" office:value-type="float" office:value="0.4899363912" calcext:value-type="float">
            <text:p>0,49</text:p>
          </table:table-cell>
          <table:table-cell table:style-name="ce1" table:formula="of:=([.K$9] * POWER([.$A22]; [.K$8]) - (([.K$9] -1) * [.$A22]))" office:value-type="float" office:value="0.40381059609" calcext:value-type="float">
            <text:p>0,40</text:p>
          </table:table-cell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style-name="ce1" table:formula="of:=([.B$9] * POWER([.$A23]; [.B$8]) - (([.B$9] -1) * [.$A23]))" office:value-type="float" office:value="1" calcext:value-type="float">
            <text:p>1,00</text:p>
          </table:table-cell>
          <table:table-cell table:style-name="ce1" table:formula="of:=([.C$9] * POWER([.$A23]; [.C$8]) - (([.C$9] -1) * [.$A23]))" office:value-type="float" office:value="1" calcext:value-type="float">
            <text:p>1,00</text:p>
          </table:table-cell>
          <table:table-cell table:style-name="ce1" table:formula="of:=([.D$9] * POWER([.$A23]; [.D$8]) - (([.D$9] -1) * [.$A23]))" office:value-type="float" office:value="1" calcext:value-type="float">
            <text:p>1,00</text:p>
          </table:table-cell>
          <table:table-cell table:style-name="ce1" table:formula="of:=([.E$9] * POWER([.$A23]; [.E$8]) - (([.E$9] -1) * [.$A23]))" office:value-type="float" office:value="1" calcext:value-type="float">
            <text:p>1,00</text:p>
          </table:table-cell>
          <table:table-cell table:style-name="ce1" table:formula="of:=([.F$9] * POWER([.$A23]; [.F$8]) - (([.F$9] -1) * [.$A23]))" office:value-type="float" office:value="1" calcext:value-type="float">
            <text:p>1,00</text:p>
          </table:table-cell>
          <table:table-cell table:style-name="ce1" table:formula="of:=([.G$9] * POWER([.$A23]; [.G$8]) - (([.G$9] -1) * [.$A23]))" office:value-type="float" office:value="1" calcext:value-type="float">
            <text:p>1,00</text:p>
          </table:table-cell>
          <table:table-cell table:style-name="ce1" table:formula="of:=([.H$9] * POWER([.$A23]; [.H$8]) - (([.H$9] -1) * [.$A23]))" office:value-type="float" office:value="1" calcext:value-type="float">
            <text:p>1,00</text:p>
          </table:table-cell>
          <table:table-cell table:style-name="ce1" table:formula="of:=([.I$9] * POWER([.$A23]; [.I$8]) - (([.I$9] -1) * [.$A23]))" office:value-type="float" office:value="1" calcext:value-type="float">
            <text:p>1,00</text:p>
          </table:table-cell>
          <table:table-cell table:style-name="ce1" table:formula="of:=([.J$9] * POWER([.$A23]; [.J$8]) - (([.J$9] -1) * [.$A23]))" office:value-type="float" office:value="1" calcext:value-type="float">
            <text:p>1,00</text:p>
          </table:table-cell>
          <table:table-cell table:style-name="ce1" table:formula="of:=([.K$9] * POWER([.$A23]; [.K$8]) - (([.K$9] -1) * [.$A23]))" office:value-type="float" office:value="1" calcext:value-type="float">
            <text:p>1,0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style-name="ce2"/>
          <table:table-cell table:number-columns-repeated="6"/>
        </table:table-row>
      </table:table>
      <table:table table:name="sigmoid" table:style-name="ta1">
        <table:shapes>
          <draw:frame draw:z-index="0" draw:style-name="gr1" draw:text-style-name="P1" svg:width="24.35cm" svg:height="13.696cm" svg:x="0.293cm" svg:y="10.91cm">
            <draw:object draw:notify-on-update-of-ranges="sigmoid.A13:sigmoid.A23 sigmoid.B12:sigmoid.B12 sigmoid.B13:sigmoid.B23 sigmoid.C12:sigmoid.C12 sigmoid.C13:sigmoid.C23 sigmoid.D12:sigmoid.D12 sigmoid.D13:sigmoid.D23 sigmoid.E12:sigmoid.E12 sigmoid.E13:sigmoid.E23 sigmoid.F12:sigmoid.F12 sigmoid.F13:sigmoid.F23 sigmoid.G12:sigmoid.G12 sigmoid.G13:sigmoid.G23 sigmoid.H12:sigmoid.H12 sigmoid.H13:sigmoid.H23 sigmoid.I12:sigmoid.I12 sigmoid.I13:sigmoid.I23 sigmoid.J12:sigmoid.J12 sigmoid.J13:sigmoid.J23 sigmoid.K12:sigmoid.K12 sigmoid.K13:sigmoid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Ewp5CF5ba_w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ormula :</text:p>
          </table:table-cell>
          <table:table-cell table:style-name="Default" office:value-type="string" calcext:value-type="string">
            <text:p>1.0f / (1.0f + std::pow((x / (1.0f - x)), -b))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power : float ]1.0 ; +oo[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arameter name</text:p>
          </table:table-cell>
          <table:table-cell table:style-name="Default" office:value-type="string" calcext:value-type="string">
            <text:p>Settings #1</text:p>
          </table:table-cell>
          <table:table-cell office:value-type="string" calcext:value-type="string">
            <text:p>Settings #2</text:p>
          </table:table-cell>
          <table:table-cell office:value-type="string" calcext:value-type="string">
            <text:p>Settings #3</text:p>
          </table:table-cell>
          <table:table-cell office:value-type="string" calcext:value-type="string">
            <text:p>Settings #4</text:p>
          </table:table-cell>
          <table:table-cell office:value-type="string" calcext:value-type="string">
            <text:p>Settings #5</text:p>
          </table:table-cell>
          <table:table-cell office:value-type="string" calcext:value-type="string">
            <text:p>Settings #6</text:p>
          </table:table-cell>
          <table:table-cell office:value-type="string" calcext:value-type="string">
            <text:p>Settings #7</text:p>
          </table:table-cell>
          <table:table-cell office:value-type="string" calcext:value-type="string">
            <text:p>Settings #8</text:p>
          </table:table-cell>
          <table:table-cell office:value-type="string" calcext:value-type="string">
            <text:p>Settings #9</text:p>
          </table:table-cell>
          <table:table-cell office:value-type="string" calcext:value-type="string">
            <text:p>Settings #1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6" office:value-type="float" office:value="1" calcext:value-type="float">
            <text:p>1,00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office:value-type="float" office:value="4" calcext:value-type="float">
            <text:p>4,0000</text:p>
          </table:table-cell>
          <table:table-cell table:style-name="ce6" office:value-type="float" office:value="5" calcext:value-type="float">
            <text:p>5,000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office:value-type="float" office:value="9" calcext:value-type="float">
            <text:p>9,0000</text:p>
          </table:table-cell>
          <table:table-cell table:style-name="ce6" office:value-type="float" office:value="10" calcext:value-type="float">
            <text:p>10,0000</text:p>
          </table:table-cell>
        </table:table-row>
        <table:table-row table:style-name="ro1" table:number-rows-repeated="2">
          <table:table-cell/>
          <table:table-cell table:style-name="ce6" table:number-columns-repeated="10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Output #1</text:p>
          </table:table-cell>
          <table:table-cell office:value-type="string" calcext:value-type="string">
            <text:p>Output #2</text:p>
          </table:table-cell>
          <table:table-cell office:value-type="string" calcext:value-type="string">
            <text:p>Output #3</text:p>
          </table:table-cell>
          <table:table-cell office:value-type="string" calcext:value-type="string">
            <text:p>Output #4</text:p>
          </table:table-cell>
          <table:table-cell office:value-type="string" calcext:value-type="string">
            <text:p>Output #5</text:p>
          </table:table-cell>
          <table:table-cell office:value-type="string" calcext:value-type="string">
            <text:p>Output #6</text:p>
          </table:table-cell>
          <table:table-cell office:value-type="string" calcext:value-type="string">
            <text:p>Output #7</text:p>
          </table:table-cell>
          <table:table-cell office:value-type="string" calcext:value-type="string">
            <text:p>Output #8</text:p>
          </table:table-cell>
          <table:table-cell office:value-type="string" calcext:value-type="string">
            <text:p>Output #9</text:p>
          </table:table-cell>
          <table:table-cell office:value-type="string" calcext:value-type="string">
            <text:p>Output #10</text:p>
          </table:table-cell>
        </table:table-row>
        <table:table-row table:style-name="ro1">
          <table:table-cell table:style-name="ce5" office:value-type="float" office:value="0" calcext:value-type="float">
            <text:p>0,000</text:p>
          </table:table-cell>
          <table:table-cell table:style-name="ce5" table:formula="of:=1/(1 + POWER([.$A13]/(1 - [.$A13]); -[.B$8]))" office:value-type="string" office:string-value="" calcext:value-type="error">
            <text:p>#NUM !</text:p>
          </table:table-cell>
          <table:table-cell table:style-name="ce5" table:formula="of:=1/(1 + POWER([.$A13]/(1 - [.$A13]); -[.C$8]))" office:value-type="string" office:string-value="" calcext:value-type="error">
            <text:p>#NUM !</text:p>
          </table:table-cell>
          <table:table-cell table:style-name="ce5" table:formula="of:=1/(1 + POWER([.$A13]/(1 - [.$A13]); -[.D$8]))" office:value-type="string" office:string-value="" calcext:value-type="error">
            <text:p>#NUM !</text:p>
          </table:table-cell>
          <table:table-cell table:style-name="ce5" table:formula="of:=1/(1 + POWER([.$A13]/(1 - [.$A13]); -[.E$8]))" office:value-type="string" office:string-value="" calcext:value-type="error">
            <text:p>#NUM !</text:p>
          </table:table-cell>
          <table:table-cell table:style-name="ce5" table:formula="of:=1/(1 + POWER([.$A13]/(1 - [.$A13]); -[.F$8]))" office:value-type="string" office:string-value="" calcext:value-type="error">
            <text:p>#NUM !</text:p>
          </table:table-cell>
          <table:table-cell table:style-name="ce5" table:formula="of:=1/(1 + POWER([.$A13]/(1 - [.$A13]); -[.G$8]))" office:value-type="string" office:string-value="" calcext:value-type="error">
            <text:p>#NUM !</text:p>
          </table:table-cell>
          <table:table-cell table:style-name="ce5" table:formula="of:=1/(1 + POWER([.$A13]/(1 - [.$A13]); -[.H$8]))" office:value-type="string" office:string-value="" calcext:value-type="error">
            <text:p>#NUM !</text:p>
          </table:table-cell>
          <table:table-cell table:style-name="ce5" table:formula="of:=1/(1 + POWER([.$A13]/(1 - [.$A13]); -[.I$8]))" office:value-type="string" office:string-value="" calcext:value-type="error">
            <text:p>#NUM !</text:p>
          </table:table-cell>
          <table:table-cell table:style-name="ce5" table:formula="of:=1/(1 + POWER([.$A13]/(1 - [.$A13]); -[.J$8]))" office:value-type="string" office:string-value="" calcext:value-type="error">
            <text:p>#NUM !</text:p>
          </table:table-cell>
          <table:table-cell table:style-name="ce5" table:formula="of:=1/(1 + POWER([.$A13]/(1 - [.$A13]); -[.K$8]))" office:value-type="string" office:string-value="" calcext:value-type="error">
            <text:p>#NUM !</text:p>
          </table:table-cell>
        </table:table-row>
        <table:table-row table:style-name="ro1">
          <table:table-cell table:style-name="ce5" office:value-type="float" office:value="0.1" calcext:value-type="float">
            <text:p>0,100</text:p>
          </table:table-cell>
          <table:table-cell table:style-name="ce5" table:formula="of:=1/(1 + POWER([.$A14]/(1 - [.$A14]); -[.B$8]))" office:value-type="float" office:value="0.1" calcext:value-type="float">
            <text:p>0,100</text:p>
          </table:table-cell>
          <table:table-cell table:style-name="ce5" table:formula="of:=1/(1 + POWER([.$A14]/(1 - [.$A14]); -[.C$8]))" office:value-type="float" office:value="0.0121951219512195" calcext:value-type="float">
            <text:p>0,012</text:p>
          </table:table-cell>
          <table:table-cell table:style-name="ce5" table:formula="of:=1/(1 + POWER([.$A14]/(1 - [.$A14]); -[.D$8]))" office:value-type="float" office:value="0.00136986301369863" calcext:value-type="float">
            <text:p>0,001</text:p>
          </table:table-cell>
          <table:table-cell table:style-name="ce5" table:formula="of:=1/(1 + POWER([.$A14]/(1 - [.$A14]); -[.E$8]))" office:value-type="float" office:value="0.000152392563242914" calcext:value-type="float">
            <text:p>0,000</text:p>
          </table:table-cell>
          <table:table-cell table:style-name="ce5" table:formula="of:=1/(1 + POWER([.$A14]/(1 - [.$A14]); -[.F$8]))" office:value-type="float" office:value="0.0000169348010160881" calcext:value-type="float">
            <text:p>0,000</text:p>
          </table:table-cell>
          <table:table-cell table:style-name="ce5" table:formula="of:=1/(1 + POWER([.$A14]/(1 - [.$A14]); -[.G$8]))" office:value-type="float" office:value="0.00000188167288245942" calcext:value-type="float">
            <text:p>0,000</text:p>
          </table:table-cell>
          <table:table-cell table:style-name="ce5" table:formula="of:=1/(1 + POWER([.$A14]/(1 - [.$A14]); -[.H$8]))" office:value-type="float" office:value="0.00000020907511441636" calcext:value-type="float">
            <text:p>0,000</text:p>
          </table:table-cell>
          <table:table-cell table:style-name="ce5" table:formula="of:=1/(1 + POWER([.$A14]/(1 - [.$A14]); -[.I$8]))" office:value-type="float" office:value="0.00000002323057258576" calcext:value-type="float">
            <text:p>0,000</text:p>
          </table:table-cell>
          <table:table-cell table:style-name="ce5" table:formula="of:=1/(1 + POWER([.$A14]/(1 - [.$A14]); -[.J$8]))" office:value-type="float" office:value="0.00000000258117478505" calcext:value-type="float">
            <text:p>0,000</text:p>
          </table:table-cell>
          <table:table-cell table:style-name="ce5" table:formula="of:=1/(1 + POWER([.$A14]/(1 - [.$A14]); -[.K$8]))" office:value-type="float" office:value="0.000000000286797199" calcext:value-type="float">
            <text:p>0,000</text:p>
          </table:table-cell>
        </table:table-row>
        <table:table-row table:style-name="ro1">
          <table:table-cell table:style-name="ce5" office:value-type="float" office:value="0.2" calcext:value-type="float">
            <text:p>0,200</text:p>
          </table:table-cell>
          <table:table-cell table:style-name="ce5" table:formula="of:=1/(1 + POWER([.$A15]/(1 - [.$A15]); -[.B$8]))" office:value-type="float" office:value="0.2" calcext:value-type="float">
            <text:p>0,200</text:p>
          </table:table-cell>
          <table:table-cell table:style-name="ce5" table:formula="of:=1/(1 + POWER([.$A15]/(1 - [.$A15]); -[.C$8]))" office:value-type="float" office:value="0.0588235294117647" calcext:value-type="float">
            <text:p>0,059</text:p>
          </table:table-cell>
          <table:table-cell table:style-name="ce5" table:formula="of:=1/(1 + POWER([.$A15]/(1 - [.$A15]); -[.D$8]))" office:value-type="float" office:value="0.0153846153846154" calcext:value-type="float">
            <text:p>0,015</text:p>
          </table:table-cell>
          <table:table-cell table:style-name="ce5" table:formula="of:=1/(1 + POWER([.$A15]/(1 - [.$A15]); -[.E$8]))" office:value-type="float" office:value="0.00389105058365759" calcext:value-type="float">
            <text:p>0,004</text:p>
          </table:table-cell>
          <table:table-cell table:style-name="ce5" table:formula="of:=1/(1 + POWER([.$A15]/(1 - [.$A15]); -[.F$8]))" office:value-type="float" office:value="0.000975609756097561" calcext:value-type="float">
            <text:p>0,001</text:p>
          </table:table-cell>
          <table:table-cell table:style-name="ce5" table:formula="of:=1/(1 + POWER([.$A15]/(1 - [.$A15]); -[.G$8]))" office:value-type="float" office:value="0.000244081034903588" calcext:value-type="float">
            <text:p>0,000</text:p>
          </table:table-cell>
          <table:table-cell table:style-name="ce5" table:formula="of:=1/(1 + POWER([.$A15]/(1 - [.$A15]); -[.H$8]))" office:value-type="float" office:value="0.0000610314311870613" calcext:value-type="float">
            <text:p>0,000</text:p>
          </table:table-cell>
          <table:table-cell table:style-name="ce5" table:formula="of:=1/(1 + POWER([.$A15]/(1 - [.$A15]); -[.I$8]))" office:value-type="float" office:value="0.000015258556235409" calcext:value-type="float">
            <text:p>0,000</text:p>
          </table:table-cell>
          <table:table-cell table:style-name="ce5" table:formula="of:=1/(1 + POWER([.$A15]/(1 - [.$A15]); -[.J$8]))" office:value-type="float" office:value="0.00000381468271376528" calcext:value-type="float">
            <text:p>0,000</text:p>
          </table:table-cell>
          <table:table-cell table:style-name="ce5" table:formula="of:=1/(1 + POWER([.$A15]/(1 - [.$A15]); -[.K$8]))" office:value-type="float" office:value="0.00000095367340691242" calcext:value-type="float">
            <text:p>0,000</text:p>
          </table:table-cell>
        </table:table-row>
        <table:table-row table:style-name="ro1">
          <table:table-cell table:style-name="ce5" office:value-type="float" office:value="0.3" calcext:value-type="float">
            <text:p>0,300</text:p>
          </table:table-cell>
          <table:table-cell table:style-name="ce5" table:formula="of:=1/(1 + POWER([.$A16]/(1 - [.$A16]); -[.B$8]))" office:value-type="float" office:value="0.3" calcext:value-type="float">
            <text:p>0,300</text:p>
          </table:table-cell>
          <table:table-cell table:style-name="ce5" table:formula="of:=1/(1 + POWER([.$A16]/(1 - [.$A16]); -[.C$8]))" office:value-type="float" office:value="0.155172413793103" calcext:value-type="float">
            <text:p>0,155</text:p>
          </table:table-cell>
          <table:table-cell table:style-name="ce5" table:formula="of:=1/(1 + POWER([.$A16]/(1 - [.$A16]); -[.D$8]))" office:value-type="float" office:value="0.072972972972973" calcext:value-type="float">
            <text:p>0,073</text:p>
          </table:table-cell>
          <table:table-cell table:style-name="ce5" table:formula="of:=1/(1 + POWER([.$A16]/(1 - [.$A16]); -[.E$8]))" office:value-type="float" office:value="0.032634971796938" calcext:value-type="float">
            <text:p>0,033</text:p>
          </table:table-cell>
          <table:table-cell table:style-name="ce5" table:formula="of:=1/(1 + POWER([.$A16]/(1 - [.$A16]); -[.F$8]))" office:value-type="float" office:value="0.0142521994134897" calcext:value-type="float">
            <text:p>0,014</text:p>
          </table:table-cell>
          <table:table-cell table:style-name="ce5" table:formula="of:=1/(1 + POWER([.$A16]/(1 - [.$A16]); -[.G$8]))" office:value-type="float" office:value="0.0061582388619507" calcext:value-type="float">
            <text:p>0,006</text:p>
          </table:table-cell>
          <table:table-cell table:style-name="ce5" table:formula="of:=1/(1 + POWER([.$A16]/(1 - [.$A16]); -[.H$8]))" office:value-type="float" office:value="0.00264856551172902" calcext:value-type="float">
            <text:p>0,003</text:p>
          </table:table-cell>
          <table:table-cell table:style-name="ce5" table:formula="of:=1/(1 + POWER([.$A16]/(1 - [.$A16]); -[.I$8]))" office:value-type="float" office:value="0.00113682004351832" calcext:value-type="float">
            <text:p>0,001</text:p>
          </table:table-cell>
          <table:table-cell table:style-name="ce5" table:formula="of:=1/(1 + POWER([.$A16]/(1 - [.$A16]); -[.J$8]))" office:value-type="float" office:value="0.000487525292092867" calcext:value-type="float">
            <text:p>0,000</text:p>
          </table:table-cell>
          <table:table-cell table:style-name="ce5" table:formula="of:=1/(1 + POWER([.$A16]/(1 - [.$A16]); -[.K$8]))" office:value-type="float" office:value="0.00020899763468717" calcext:value-type="float">
            <text:p>0,000</text:p>
          </table:table-cell>
        </table:table-row>
        <table:table-row table:style-name="ro1">
          <table:table-cell table:style-name="ce5" office:value-type="float" office:value="0.4" calcext:value-type="float">
            <text:p>0,400</text:p>
          </table:table-cell>
          <table:table-cell table:style-name="ce5" table:formula="of:=1/(1 + POWER([.$A17]/(1 - [.$A17]); -[.B$8]))" office:value-type="float" office:value="0.4" calcext:value-type="float">
            <text:p>0,400</text:p>
          </table:table-cell>
          <table:table-cell table:style-name="ce5" table:formula="of:=1/(1 + POWER([.$A17]/(1 - [.$A17]); -[.C$8]))" office:value-type="float" office:value="0.307692307692308" calcext:value-type="float">
            <text:p>0,308</text:p>
          </table:table-cell>
          <table:table-cell table:style-name="ce5" table:formula="of:=1/(1 + POWER([.$A17]/(1 - [.$A17]); -[.D$8]))" office:value-type="float" office:value="0.228571428571429" calcext:value-type="float">
            <text:p>0,229</text:p>
          </table:table-cell>
          <table:table-cell table:style-name="ce5" table:formula="of:=1/(1 + POWER([.$A17]/(1 - [.$A17]); -[.E$8]))" office:value-type="float" office:value="0.164948453608248" calcext:value-type="float">
            <text:p>0,165</text:p>
          </table:table-cell>
          <table:table-cell table:style-name="ce5" table:formula="of:=1/(1 + POWER([.$A17]/(1 - [.$A17]); -[.F$8]))" office:value-type="float" office:value="0.116363636363636" calcext:value-type="float">
            <text:p>0,116</text:p>
          </table:table-cell>
          <table:table-cell table:style-name="ce5" table:formula="of:=1/(1 + POWER([.$A17]/(1 - [.$A17]); -[.G$8]))" office:value-type="float" office:value="0.0807061790668348" calcext:value-type="float">
            <text:p>0,081</text:p>
          </table:table-cell>
          <table:table-cell table:style-name="ce5" table:formula="of:=1/(1 + POWER([.$A17]/(1 - [.$A17]); -[.H$8]))" office:value-type="float" office:value="0.0552915766738661" calcext:value-type="float">
            <text:p>0,055</text:p>
          </table:table-cell>
          <table:table-cell table:style-name="ce5" table:formula="of:=1/(1 + POWER([.$A17]/(1 - [.$A17]); -[.I$8]))" office:value-type="float" office:value="0.0375531758838199" calcext:value-type="float">
            <text:p>0,038</text:p>
          </table:table-cell>
          <table:table-cell table:style-name="ce5" table:formula="of:=1/(1 + POWER([.$A17]/(1 - [.$A17]); -[.J$8]))" office:value-type="float" office:value="0.0253528101015103" calcext:value-type="float">
            <text:p>0,025</text:p>
          </table:table-cell>
          <table:table-cell table:style-name="ce5" table:formula="of:=1/(1 + POWER([.$A17]/(1 - [.$A17]); -[.K$8]))" office:value-type="float" office:value="0.0170459274549299" calcext:value-type="float">
            <text:p>0,017</text:p>
          </table:table-cell>
        </table:table-row>
        <table:table-row table:style-name="ro1">
          <table:table-cell table:style-name="ce5" office:value-type="float" office:value="0.5" calcext:value-type="float">
            <text:p>0,500</text:p>
          </table:table-cell>
          <table:table-cell table:style-name="ce5" table:formula="of:=1/(1 + POWER([.$A18]/(1 - [.$A18]); -[.B$8]))" office:value-type="float" office:value="0.5" calcext:value-type="float">
            <text:p>0,500</text:p>
          </table:table-cell>
          <table:table-cell table:style-name="ce5" table:formula="of:=1/(1 + POWER([.$A18]/(1 - [.$A18]); -[.C$8]))" office:value-type="float" office:value="0.5" calcext:value-type="float">
            <text:p>0,500</text:p>
          </table:table-cell>
          <table:table-cell table:style-name="ce5" table:formula="of:=1/(1 + POWER([.$A18]/(1 - [.$A18]); -[.D$8]))" office:value-type="float" office:value="0.5" calcext:value-type="float">
            <text:p>0,500</text:p>
          </table:table-cell>
          <table:table-cell table:style-name="ce5" table:formula="of:=1/(1 + POWER([.$A18]/(1 - [.$A18]); -[.E$8]))" office:value-type="float" office:value="0.5" calcext:value-type="float">
            <text:p>0,500</text:p>
          </table:table-cell>
          <table:table-cell table:style-name="ce5" table:formula="of:=1/(1 + POWER([.$A18]/(1 - [.$A18]); -[.F$8]))" office:value-type="float" office:value="0.5" calcext:value-type="float">
            <text:p>0,500</text:p>
          </table:table-cell>
          <table:table-cell table:style-name="ce5" table:formula="of:=1/(1 + POWER([.$A18]/(1 - [.$A18]); -[.G$8]))" office:value-type="float" office:value="0.5" calcext:value-type="float">
            <text:p>0,500</text:p>
          </table:table-cell>
          <table:table-cell table:style-name="ce5" table:formula="of:=1/(1 + POWER([.$A18]/(1 - [.$A18]); -[.H$8]))" office:value-type="float" office:value="0.5" calcext:value-type="float">
            <text:p>0,500</text:p>
          </table:table-cell>
          <table:table-cell table:style-name="ce5" table:formula="of:=1/(1 + POWER([.$A18]/(1 - [.$A18]); -[.I$8]))" office:value-type="float" office:value="0.5" calcext:value-type="float">
            <text:p>0,500</text:p>
          </table:table-cell>
          <table:table-cell table:style-name="ce5" table:formula="of:=1/(1 + POWER([.$A18]/(1 - [.$A18]); -[.J$8]))" office:value-type="float" office:value="0.5" calcext:value-type="float">
            <text:p>0,500</text:p>
          </table:table-cell>
          <table:table-cell table:style-name="ce5" table:formula="of:=1/(1 + POWER([.$A18]/(1 - [.$A18]); -[.K$8]))" office:value-type="float" office:value="0.5" calcext:value-type="float">
            <text:p>0,500</text:p>
          </table:table-cell>
        </table:table-row>
        <table:table-row table:style-name="ro1">
          <table:table-cell table:style-name="ce5" office:value-type="float" office:value="0.6" calcext:value-type="float">
            <text:p>0,600</text:p>
          </table:table-cell>
          <table:table-cell table:style-name="ce5" table:formula="of:=1/(1 + POWER([.$A19]/(1 - [.$A19]); -[.B$8]))" office:value-type="float" office:value="0.6" calcext:value-type="float">
            <text:p>0,600</text:p>
          </table:table-cell>
          <table:table-cell table:style-name="ce5" table:formula="of:=1/(1 + POWER([.$A19]/(1 - [.$A19]); -[.C$8]))" office:value-type="float" office:value="0.692307692307692" calcext:value-type="float">
            <text:p>0,692</text:p>
          </table:table-cell>
          <table:table-cell table:style-name="ce5" table:formula="of:=1/(1 + POWER([.$A19]/(1 - [.$A19]); -[.D$8]))" office:value-type="float" office:value="0.771428571428571" calcext:value-type="float">
            <text:p>0,771</text:p>
          </table:table-cell>
          <table:table-cell table:style-name="ce5" table:formula="of:=1/(1 + POWER([.$A19]/(1 - [.$A19]); -[.E$8]))" office:value-type="float" office:value="0.835051546391752" calcext:value-type="float">
            <text:p>0,835</text:p>
          </table:table-cell>
          <table:table-cell table:style-name="ce5" table:formula="of:=1/(1 + POWER([.$A19]/(1 - [.$A19]); -[.F$8]))" office:value-type="float" office:value="0.883636363636363" calcext:value-type="float">
            <text:p>0,884</text:p>
          </table:table-cell>
          <table:table-cell table:style-name="ce5" table:formula="of:=1/(1 + POWER([.$A19]/(1 - [.$A19]); -[.G$8]))" office:value-type="float" office:value="0.919293820933165" calcext:value-type="float">
            <text:p>0,919</text:p>
          </table:table-cell>
          <table:table-cell table:style-name="ce5" table:formula="of:=1/(1 + POWER([.$A19]/(1 - [.$A19]); -[.H$8]))" office:value-type="float" office:value="0.944708423326134" calcext:value-type="float">
            <text:p>0,945</text:p>
          </table:table-cell>
          <table:table-cell table:style-name="ce5" table:formula="of:=1/(1 + POWER([.$A19]/(1 - [.$A19]); -[.I$8]))" office:value-type="float" office:value="0.96244682411618" calcext:value-type="float">
            <text:p>0,962</text:p>
          </table:table-cell>
          <table:table-cell table:style-name="ce5" table:formula="of:=1/(1 + POWER([.$A19]/(1 - [.$A19]); -[.J$8]))" office:value-type="float" office:value="0.97464718989849" calcext:value-type="float">
            <text:p>0,975</text:p>
          </table:table-cell>
          <table:table-cell table:style-name="ce5" table:formula="of:=1/(1 + POWER([.$A19]/(1 - [.$A19]); -[.K$8]))" office:value-type="float" office:value="0.98295407254507" calcext:value-type="float">
            <text:p>0,983</text:p>
          </table:table-cell>
        </table:table-row>
        <table:table-row table:style-name="ro1">
          <table:table-cell table:style-name="ce5" office:value-type="float" office:value="0.7" calcext:value-type="float">
            <text:p>0,700</text:p>
          </table:table-cell>
          <table:table-cell table:style-name="ce5" table:formula="of:=1/(1 + POWER([.$A20]/(1 - [.$A20]); -[.B$8]))" office:value-type="float" office:value="0.7" calcext:value-type="float">
            <text:p>0,700</text:p>
          </table:table-cell>
          <table:table-cell table:style-name="ce5" table:formula="of:=1/(1 + POWER([.$A20]/(1 - [.$A20]); -[.C$8]))" office:value-type="float" office:value="0.844827586206896" calcext:value-type="float">
            <text:p>0,845</text:p>
          </table:table-cell>
          <table:table-cell table:style-name="ce5" table:formula="of:=1/(1 + POWER([.$A20]/(1 - [.$A20]); -[.D$8]))" office:value-type="float" office:value="0.927027027027027" calcext:value-type="float">
            <text:p>0,927</text:p>
          </table:table-cell>
          <table:table-cell table:style-name="ce5" table:formula="of:=1/(1 + POWER([.$A20]/(1 - [.$A20]); -[.E$8]))" office:value-type="float" office:value="0.967365028203062" calcext:value-type="float">
            <text:p>0,967</text:p>
          </table:table-cell>
          <table:table-cell table:style-name="ce5" table:formula="of:=1/(1 + POWER([.$A20]/(1 - [.$A20]); -[.F$8]))" office:value-type="float" office:value="0.98574780058651" calcext:value-type="float">
            <text:p>0,986</text:p>
          </table:table-cell>
          <table:table-cell table:style-name="ce5" table:formula="of:=1/(1 + POWER([.$A20]/(1 - [.$A20]); -[.G$8]))" office:value-type="float" office:value="0.993841761138049" calcext:value-type="float">
            <text:p>0,994</text:p>
          </table:table-cell>
          <table:table-cell table:style-name="ce5" table:formula="of:=1/(1 + POWER([.$A20]/(1 - [.$A20]); -[.H$8]))" office:value-type="float" office:value="0.997351434488271" calcext:value-type="float">
            <text:p>0,997</text:p>
          </table:table-cell>
          <table:table-cell table:style-name="ce5" table:formula="of:=1/(1 + POWER([.$A20]/(1 - [.$A20]); -[.I$8]))" office:value-type="float" office:value="0.998863179956481" calcext:value-type="float">
            <text:p>0,999</text:p>
          </table:table-cell>
          <table:table-cell table:style-name="ce5" table:formula="of:=1/(1 + POWER([.$A20]/(1 - [.$A20]); -[.J$8]))" office:value-type="float" office:value="0.999512474707907" calcext:value-type="float">
            <text:p>1,000</text:p>
          </table:table-cell>
          <table:table-cell table:style-name="ce5" table:formula="of:=1/(1 + POWER([.$A20]/(1 - [.$A20]); -[.K$8]))" office:value-type="float" office:value="0.999791002365313" calcext:value-type="float">
            <text:p>1,000</text:p>
          </table:table-cell>
        </table:table-row>
        <table:table-row table:style-name="ro1">
          <table:table-cell table:style-name="ce5" office:value-type="float" office:value="0.8" calcext:value-type="float">
            <text:p>0,800</text:p>
          </table:table-cell>
          <table:table-cell table:style-name="ce5" table:formula="of:=1/(1 + POWER([.$A21]/(1 - [.$A21]); -[.B$8]))" office:value-type="float" office:value="0.8" calcext:value-type="float">
            <text:p>0,800</text:p>
          </table:table-cell>
          <table:table-cell table:style-name="ce5" table:formula="of:=1/(1 + POWER([.$A21]/(1 - [.$A21]); -[.C$8]))" office:value-type="float" office:value="0.941176470588235" calcext:value-type="float">
            <text:p>0,941</text:p>
          </table:table-cell>
          <table:table-cell table:style-name="ce5" table:formula="of:=1/(1 + POWER([.$A21]/(1 - [.$A21]); -[.D$8]))" office:value-type="float" office:value="0.984615384615385" calcext:value-type="float">
            <text:p>0,985</text:p>
          </table:table-cell>
          <table:table-cell table:style-name="ce5" table:formula="of:=1/(1 + POWER([.$A21]/(1 - [.$A21]); -[.E$8]))" office:value-type="float" office:value="0.996108949416342" calcext:value-type="float">
            <text:p>0,996</text:p>
          </table:table-cell>
          <table:table-cell table:style-name="ce5" table:formula="of:=1/(1 + POWER([.$A21]/(1 - [.$A21]); -[.F$8]))" office:value-type="float" office:value="0.999024390243902" calcext:value-type="float">
            <text:p>0,999</text:p>
          </table:table-cell>
          <table:table-cell table:style-name="ce5" table:formula="of:=1/(1 + POWER([.$A21]/(1 - [.$A21]); -[.G$8]))" office:value-type="float" office:value="0.999755918965096" calcext:value-type="float">
            <text:p>1,000</text:p>
          </table:table-cell>
          <table:table-cell table:style-name="ce5" table:formula="of:=1/(1 + POWER([.$A21]/(1 - [.$A21]); -[.H$8]))" office:value-type="float" office:value="0.999938968568813" calcext:value-type="float">
            <text:p>1,000</text:p>
          </table:table-cell>
          <table:table-cell table:style-name="ce5" table:formula="of:=1/(1 + POWER([.$A21]/(1 - [.$A21]); -[.I$8]))" office:value-type="float" office:value="0.999984741443765" calcext:value-type="float">
            <text:p>1,000</text:p>
          </table:table-cell>
          <table:table-cell table:style-name="ce5" table:formula="of:=1/(1 + POWER([.$A21]/(1 - [.$A21]); -[.J$8]))" office:value-type="float" office:value="0.999996185317286" calcext:value-type="float">
            <text:p>1,000</text:p>
          </table:table-cell>
          <table:table-cell table:style-name="ce5" table:formula="of:=1/(1 + POWER([.$A21]/(1 - [.$A21]); -[.K$8]))" office:value-type="float" office:value="0.999999046326593" calcext:value-type="float">
            <text:p>1,000</text:p>
          </table:table-cell>
        </table:table-row>
        <table:table-row table:style-name="ro1">
          <table:table-cell table:style-name="ce5" office:value-type="float" office:value="0.9" calcext:value-type="float">
            <text:p>0,900</text:p>
          </table:table-cell>
          <table:table-cell table:style-name="ce5" table:formula="of:=1/(1 + POWER([.$A22]/(1 - [.$A22]); -[.B$8]))" office:value-type="float" office:value="0.9" calcext:value-type="float">
            <text:p>0,900</text:p>
          </table:table-cell>
          <table:table-cell table:style-name="ce5" table:formula="of:=1/(1 + POWER([.$A22]/(1 - [.$A22]); -[.C$8]))" office:value-type="float" office:value="0.98780487804878" calcext:value-type="float">
            <text:p>0,988</text:p>
          </table:table-cell>
          <table:table-cell table:style-name="ce5" table:formula="of:=1/(1 + POWER([.$A22]/(1 - [.$A22]); -[.D$8]))" office:value-type="float" office:value="0.998630136986301" calcext:value-type="float">
            <text:p>0,999</text:p>
          </table:table-cell>
          <table:table-cell table:style-name="ce5" table:formula="of:=1/(1 + POWER([.$A22]/(1 - [.$A22]); -[.E$8]))" office:value-type="float" office:value="0.999847607436757" calcext:value-type="float">
            <text:p>1,000</text:p>
          </table:table-cell>
          <table:table-cell table:style-name="ce5" table:formula="of:=1/(1 + POWER([.$A22]/(1 - [.$A22]); -[.F$8]))" office:value-type="float" office:value="0.999983065198984" calcext:value-type="float">
            <text:p>1,000</text:p>
          </table:table-cell>
          <table:table-cell table:style-name="ce5" table:formula="of:=1/(1 + POWER([.$A22]/(1 - [.$A22]); -[.G$8]))" office:value-type="float" office:value="0.999998118327118" calcext:value-type="float">
            <text:p>1,000</text:p>
          </table:table-cell>
          <table:table-cell table:style-name="ce5" table:formula="of:=1/(1 + POWER([.$A22]/(1 - [.$A22]); -[.H$8]))" office:value-type="float" office:value="0.999999790924886" calcext:value-type="float">
            <text:p>1,000</text:p>
          </table:table-cell>
          <table:table-cell table:style-name="ce5" table:formula="of:=1/(1 + POWER([.$A22]/(1 - [.$A22]); -[.I$8]))" office:value-type="float" office:value="0.999999976769428" calcext:value-type="float">
            <text:p>1,000</text:p>
          </table:table-cell>
          <table:table-cell table:style-name="ce5" table:formula="of:=1/(1 + POWER([.$A22]/(1 - [.$A22]); -[.J$8]))" office:value-type="float" office:value="0.999999997418825" calcext:value-type="float">
            <text:p>1,000</text:p>
          </table:table-cell>
          <table:table-cell table:style-name="ce5" table:formula="of:=1/(1 + POWER([.$A22]/(1 - [.$A22]); -[.K$8]))" office:value-type="float" office:value="0.999999999713203" calcext:value-type="float">
            <text:p>1,000</text:p>
          </table:table-cell>
        </table:table-row>
        <table:table-row table:style-name="ro1">
          <table:table-cell table:style-name="ce5" office:value-type="float" office:value="1" calcext:value-type="float">
            <text:p>1,000</text:p>
          </table:table-cell>
          <table:table-cell table:style-name="ce5" table:formula="of:=1/(1 + POWER([.$A23]/(1 - [.$A23]); -[.B$8]))" office:value-type="string" office:string-value="" calcext:value-type="error">
            <text:p>#DIV/0 !</text:p>
          </table:table-cell>
          <table:table-cell table:style-name="ce5" table:formula="of:=1/(1 + POWER([.$A23]/(1 - [.$A23]); -[.C$8]))" office:value-type="string" office:string-value="" calcext:value-type="error">
            <text:p>#DIV/0 !</text:p>
          </table:table-cell>
          <table:table-cell table:style-name="ce5" table:formula="of:=1/(1 + POWER([.$A23]/(1 - [.$A23]); -[.D$8]))" office:value-type="string" office:string-value="" calcext:value-type="error">
            <text:p>#DIV/0 !</text:p>
          </table:table-cell>
          <table:table-cell table:style-name="ce5" table:formula="of:=1/(1 + POWER([.$A23]/(1 - [.$A23]); -[.E$8]))" office:value-type="string" office:string-value="" calcext:value-type="error">
            <text:p>#DIV/0 !</text:p>
          </table:table-cell>
          <table:table-cell table:style-name="ce5" table:formula="of:=1/(1 + POWER([.$A23]/(1 - [.$A23]); -[.F$8]))" office:value-type="string" office:string-value="" calcext:value-type="error">
            <text:p>#DIV/0 !</text:p>
          </table:table-cell>
          <table:table-cell table:style-name="ce5" table:formula="of:=1/(1 + POWER([.$A23]/(1 - [.$A23]); -[.G$8]))" office:value-type="string" office:string-value="" calcext:value-type="error">
            <text:p>#DIV/0 !</text:p>
          </table:table-cell>
          <table:table-cell table:style-name="ce5" table:formula="of:=1/(1 + POWER([.$A23]/(1 - [.$A23]); -[.H$8]))" office:value-type="string" office:string-value="" calcext:value-type="error">
            <text:p>#DIV/0 !</text:p>
          </table:table-cell>
          <table:table-cell table:style-name="ce5" table:formula="of:=1/(1 + POWER([.$A23]/(1 - [.$A23]); -[.I$8]))" office:value-type="string" office:string-value="" calcext:value-type="error">
            <text:p>#DIV/0 !</text:p>
          </table:table-cell>
          <table:table-cell table:style-name="ce5" table:formula="of:=1/(1 + POWER([.$A23]/(1 - [.$A23]); -[.J$8]))" office:value-type="string" office:string-value="" calcext:value-type="error">
            <text:p>#DIV/0 !</text:p>
          </table:table-cell>
          <table:table-cell table:style-name="ce5" table:formula="of:=1/(1 + POWER([.$A23]/(1 - [.$A23]); -[.K$8]))" office:value-type="string" office:string-value="" calcext:value-type="error">
            <text:p>#DIV/0 !</text:p>
          </table:table-cell>
        </table:table-row>
        <table:table-row table:style-name="ro1" table:number-rows-repeated="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29:34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2T10:34:23.391000000</meta:creation-date>
    <dc:date>2025-01-12T14:54:05.623000000</dc:date>
    <meta:editing-duration>PT2H41M29S</meta:editing-duration>
    <meta:editing-cycles>28</meta:editing-cycles>
    <meta:generator>LibreOffice/7.0.4.2$Windows_X86_64 LibreOffice_project/dcf040e67528d9187c66b2379df5ea4407429775</meta:generator>
    <meta:document-statistic meta:table-count="2" meta:cell-count="32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942cm" svg:height="13.138cm" xlink:href=".." xlink:type="simple" chart:class="chart:line" chart:style-name="ch1">
        <chart:title svg:x="9.274cm" svg:y="0.398cm" chart:style-name="ch2">
          <text:p>Response curve</text:p>
        </chart:title>
        <chart:legend chart:legend-position="end" svg:x="18.905cm" svg:y="4.029cm" style:legend-expansion="high" chart:style-name="ch3"/>
        <chart:plot-area chart:style-name="ch4" table:cell-range-address="power.A13:power.K23 power.B12:power.K12" chart:data-source-has-labels="both" svg:x="1.449cm" svg:y="1.439cm" svg:width="17.018cm" svg:height="10.456cm">
          <chart:coordinate-region svg:x="2.361cm" svg:y="1.639cm" svg:width="15.774cm" svg:height="9.609cm"/>
          <chart:axis chart:dimension="x" chart:name="primary-x" chart:style-name="ch5" chartooo:axis-type="text">
            <chart:title svg:x="9.424cm" svg:y="12.157cm" chart:style-name="ch6">
              <text:p>x input</text:p>
            </chart:title>
            <chart:categories table:cell-range-address="power.A13:power.A23"/>
            <chart:grid chart:style-name="ch7" chart:class="major"/>
          </chart:axis>
          <chart:axis chart:dimension="y" chart:name="primary-y" chart:style-name="ch8">
            <chart:title svg:x="0.451cm" svg:y="7.174cm" chart:style-name="ch9">
              <text:p>output</text:p>
            </chart:title>
            <chart:grid chart:style-name="ch7" chart:class="major"/>
          </chart:axis>
          <chart:series chart:style-name="ch10" chart:values-cell-range-address="power.B13:power.B23" chart:label-cell-address="power.B12:power.B12" chart:class="chart:line">
            <chart:data-point chart:repeated="11"/>
          </chart:series>
          <chart:series chart:style-name="ch11" chart:values-cell-range-address="power.C13:power.C23" chart:label-cell-address="power.C12:power.C12" chart:class="chart:line">
            <chart:data-point chart:repeated="11"/>
          </chart:series>
          <chart:series chart:style-name="ch12" chart:values-cell-range-address="power.D13:power.D23" chart:label-cell-address="power.D12:power.D12" chart:class="chart:line">
            <chart:data-point chart:repeated="11"/>
          </chart:series>
          <chart:series chart:style-name="ch13" chart:values-cell-range-address="power.E13:power.E23" chart:label-cell-address="power.E12:power.E12" chart:class="chart:line">
            <chart:data-point chart:repeated="11"/>
          </chart:series>
          <chart:series chart:style-name="ch14" chart:values-cell-range-address="power.F13:power.F23" chart:label-cell-address="power.F12:power.F12" chart:class="chart:line">
            <chart:data-point chart:repeated="11"/>
          </chart:series>
          <chart:series chart:style-name="ch15" chart:values-cell-range-address="power.G13:power.G23" chart:label-cell-address="power.G12:power.G12" chart:class="chart:line">
            <chart:data-point chart:repeated="11"/>
          </chart:series>
          <chart:series chart:style-name="ch16" chart:values-cell-range-address="power.H13:power.H23" chart:label-cell-address="power.H12:power.H12" chart:class="chart:line">
            <chart:data-point chart:repeated="11"/>
          </chart:series>
          <chart:series chart:style-name="ch17" chart:values-cell-range-address="power.I13:power.I23" chart:label-cell-address="power.I12:power.I12" chart:class="chart:line">
            <chart:data-point chart:repeated="11"/>
          </chart:series>
          <chart:series chart:style-name="ch18" chart:values-cell-range-address="power.J13:power.J23" chart:label-cell-address="power.J12:power.J12" chart:class="chart:line">
            <chart:data-point chart:repeated="11"/>
          </chart:series>
          <chart:series chart:style-name="ch19" chart:values-cell-range-address="power.K13:power.K23" chart:label-cell-address="power.K12:power.K12" chart:class="chart:line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#1</text:p>
                <draw:g>
                  <svg:desc>power.B12:power.B12</svg:desc>
                </draw:g>
              </table:table-cell>
              <table:table-cell office:value-type="string">
                <text:p>Output #2</text:p>
                <draw:g>
                  <svg:desc>power.C12:power.C12</svg:desc>
                </draw:g>
              </table:table-cell>
              <table:table-cell office:value-type="string">
                <text:p>Output #3</text:p>
                <draw:g>
                  <svg:desc>power.D12:power.D12</svg:desc>
                </draw:g>
              </table:table-cell>
              <table:table-cell office:value-type="string">
                <text:p>Output #4</text:p>
                <draw:g>
                  <svg:desc>power.E12:power.E12</svg:desc>
                </draw:g>
              </table:table-cell>
              <table:table-cell office:value-type="string">
                <text:p>Output #5</text:p>
                <draw:g>
                  <svg:desc>power.F12:power.F12</svg:desc>
                </draw:g>
              </table:table-cell>
              <table:table-cell office:value-type="string">
                <text:p>Output #6</text:p>
                <draw:g>
                  <svg:desc>power.G12:power.G12</svg:desc>
                </draw:g>
              </table:table-cell>
              <table:table-cell office:value-type="string">
                <text:p>Output #7</text:p>
                <draw:g>
                  <svg:desc>power.H12:power.H12</svg:desc>
                </draw:g>
              </table:table-cell>
              <table:table-cell office:value-type="string">
                <text:p>Output #8</text:p>
                <draw:g>
                  <svg:desc>power.I12:power.I12</svg:desc>
                </draw:g>
              </table:table-cell>
              <table:table-cell office:value-type="string">
                <text:p>Output #9</text:p>
                <draw:g>
                  <svg:desc>power.J12:power.J12</svg:desc>
                </draw:g>
              </table:table-cell>
              <table:table-cell office:value-type="string">
                <text:p>Output #10</text:p>
                <draw:g>
                  <svg:desc>power.K12:power.K1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ower.A13:power.A23</svg:desc>
                </draw:g>
              </table:table-cell>
              <table:table-cell office:value-type="float" office:value="0">
                <text:p>0</text:p>
                <draw:g>
                  <svg:desc>power.B13:power.B23</svg:desc>
                </draw:g>
              </table:table-cell>
              <table:table-cell office:value-type="float" office:value="0">
                <text:p>0</text:p>
                <draw:g>
                  <svg:desc>power.C13:power.C23</svg:desc>
                </draw:g>
              </table:table-cell>
              <table:table-cell office:value-type="float" office:value="0">
                <text:p>0</text:p>
                <draw:g>
                  <svg:desc>power.D13:power.D23</svg:desc>
                </draw:g>
              </table:table-cell>
              <table:table-cell office:value-type="float" office:value="0">
                <text:p>0</text:p>
                <draw:g>
                  <svg:desc>power.E13:power.E23</svg:desc>
                </draw:g>
              </table:table-cell>
              <table:table-cell office:value-type="float" office:value="0">
                <text:p>0</text:p>
                <draw:g>
                  <svg:desc>power.F13:power.F23</svg:desc>
                </draw:g>
              </table:table-cell>
              <table:table-cell office:value-type="float" office:value="0">
                <text:p>0</text:p>
                <draw:g>
                  <svg:desc>power.G13:power.G23</svg:desc>
                </draw:g>
              </table:table-cell>
              <table:table-cell office:value-type="float" office:value="0">
                <text:p>0</text:p>
                <draw:g>
                  <svg:desc>power.H13:power.H23</svg:desc>
                </draw:g>
              </table:table-cell>
              <table:table-cell office:value-type="float" office:value="0">
                <text:p>0</text:p>
                <draw:g>
                  <svg:desc>power.I13:power.I23</svg:desc>
                </draw:g>
              </table:table-cell>
              <table:table-cell office:value-type="float" office:value="0">
                <text:p>0</text:p>
                <draw:g>
                  <svg:desc>power.J13:power.J23</svg:desc>
                </draw:g>
              </table:table-cell>
              <table:table-cell office:value-type="float" office:value="0">
                <text:p>0</text:p>
                <draw:g>
                  <svg:desc>power.K13:power.K2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505">
                <text:p>0.0505</text:p>
              </table:table-cell>
              <table:table-cell office:value-type="float" office:value="0.025075">
                <text:p>0.025075</text:p>
              </table:table-cell>
              <table:table-cell office:value-type="float" office:value="0.080002">
                <text:p>0.080002</text:p>
              </table:table-cell>
              <table:table-cell office:value-type="float" office:value="0.00397">
                <text:p>0.00397</text:p>
              </table:table-cell>
              <table:table-cell office:value-type="float" office:value="0.03000007">
                <text:p>0.03000007</text:p>
              </table:table-cell>
              <table:table-cell office:value-type="float" office:value="0.050000005">
                <text:p>0.050000005</text:p>
              </table:table-cell>
              <table:table-cell office:value-type="float" office:value="0.0200000008">
                <text:p>0.0200000008</text:p>
              </table:table-cell>
              <table:table-cell office:value-type="float" office:value="0.01000000009">
                <text:p>0.0100000000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104">
                <text:p>0.104</text:p>
              </table:table-cell>
              <table:table-cell office:value-type="float" office:value="0.0512">
                <text:p>0.0512</text:p>
              </table:table-cell>
              <table:table-cell office:value-type="float" office:value="0.160064">
                <text:p>0.160064</text:p>
              </table:table-cell>
              <table:table-cell office:value-type="float" office:value="0.01376">
                <text:p>0.01376</text:p>
              </table:table-cell>
              <table:table-cell office:value-type="float" office:value="0.06000896">
                <text:p>0.06000896</text:p>
              </table:table-cell>
              <table:table-cell office:value-type="float" office:value="0.10000128">
                <text:p>0.10000128</text:p>
              </table:table-cell>
              <table:table-cell office:value-type="float" office:value="0.0400004096">
                <text:p>0.0400004096</text:p>
              </table:table-cell>
              <table:table-cell office:value-type="float" office:value="0.02000009216">
                <text:p>0.0200000921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1635">
                <text:p>0.1635</text:p>
              </table:table-cell>
              <table:table-cell office:value-type="float" office:value="0.081075">
                <text:p>0.081075</text:p>
              </table:table-cell>
              <table:table-cell office:value-type="float" office:value="0.240486">
                <text:p>0.240486</text:p>
              </table:table-cell>
              <table:table-cell office:value-type="float" office:value="0.03519">
                <text:p>0.03519</text:p>
              </table:table-cell>
              <table:table-cell office:value-type="float" office:value="0.09015309">
                <text:p>0.09015309</text:p>
              </table:table-cell>
              <table:table-cell office:value-type="float" office:value="0.150032805">
                <text:p>0.150032805</text:p>
              </table:table-cell>
              <table:table-cell office:value-type="float" office:value="0.0600157464">
                <text:p>0.0600157464</text:p>
              </table:table-cell>
              <table:table-cell office:value-type="float" office:value="0.03000531441">
                <text:p>0.0300053144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232">
                <text:p>0.232</text:p>
              </table:table-cell>
              <table:table-cell office:value-type="float" office:value="0.1192">
                <text:p>0.1192</text:p>
              </table:table-cell>
              <table:table-cell office:value-type="float" office:value="0.322048">
                <text:p>0.322048</text:p>
              </table:table-cell>
              <table:table-cell office:value-type="float" office:value="0.07408">
                <text:p>0.07408</text:p>
              </table:table-cell>
              <table:table-cell office:value-type="float" office:value="0.12114688">
                <text:p>0.12114688</text:p>
              </table:table-cell>
              <table:table-cell office:value-type="float" office:value="0.20032768">
                <text:p>0.20032768</text:p>
              </table:table-cell>
              <table:table-cell office:value-type="float" office:value="0.0802097152">
                <text:p>0.0802097152</text:p>
              </table:table-cell>
              <table:table-cell office:value-type="float" office:value="0.04009437184">
                <text:p>0.0400943718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3125">
                <text:p>0.3125</text:p>
              </table:table-cell>
              <table:table-cell office:value-type="float" office:value="0.171875">
                <text:p>0.171875</text:p>
              </table:table-cell>
              <table:table-cell office:value-type="float" office:value="0.40625">
                <text:p>0.40625</text:p>
              </table:table-cell>
              <table:table-cell office:value-type="float" office:value="0.13625">
                <text:p>0.13625</text:p>
              </table:table-cell>
              <table:table-cell office:value-type="float" office:value="0.15546875">
                <text:p>0.15546875</text:p>
              </table:table-cell>
              <table:table-cell office:value-type="float" office:value="0.251953125">
                <text:p>0.251953125</text:p>
              </table:table-cell>
              <table:table-cell office:value-type="float" office:value="0.1015625">
                <text:p>0.1015625</text:p>
              </table:table-cell>
              <table:table-cell office:value-type="float" office:value="0.05087890625">
                <text:p>0.050878906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408">
                <text:p>0.408</text:p>
              </table:table-cell>
              <table:table-cell office:value-type="float" office:value="0.2472">
                <text:p>0.2472</text:p>
              </table:table-cell>
              <table:table-cell office:value-type="float" office:value="0.495552">
                <text:p>0.495552</text:p>
              </table:table-cell>
              <table:table-cell office:value-type="float" office:value="0.22752">
                <text:p>0.22752</text:p>
              </table:table-cell>
              <table:table-cell office:value-type="float" office:value="0.19959552">
                <text:p>0.19959552</text:p>
              </table:table-cell>
              <table:table-cell office:value-type="float" office:value="0.30839808">
                <text:p>0.30839808</text:p>
              </table:table-cell>
              <table:table-cell office:value-type="float" office:value="0.1280621568">
                <text:p>0.1280621568</text:p>
              </table:table-cell>
              <table:table-cell office:value-type="float" office:value="0.06544195584">
                <text:p>0.0654419558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5215">
                <text:p>0.5215</text:p>
              </table:table-cell>
              <table:table-cell office:value-type="float" office:value="0.355075">
                <text:p>0.355075</text:p>
              </table:table-cell>
              <table:table-cell office:value-type="float" office:value="0.593614">
                <text:p>0.593614</text:p>
              </table:table-cell>
              <table:table-cell office:value-type="float" office:value="0.35371">
                <text:p>0.35371</text:p>
              </table:table-cell>
              <table:table-cell office:value-type="float" office:value="0.26764801">
                <text:p>0.26764801</text:p>
              </table:table-cell>
              <table:table-cell office:value-type="float" office:value="0.378824005">
                <text:p>0.378824005</text:p>
              </table:table-cell>
              <table:table-cell office:value-type="float" office:value="0.1722828856">
                <text:p>0.1722828856</text:p>
              </table:table-cell>
              <table:table-cell office:value-type="float" office:value="0.09542277241">
                <text:p>0.0954227724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656">
                <text:p>0.656</text:p>
              </table:table-cell>
              <table:table-cell office:value-type="float" office:value="0.5072">
                <text:p>0.5072</text:p>
              </table:table-cell>
              <table:table-cell office:value-type="float" office:value="0.705536">
                <text:p>0.705536</text:p>
              </table:table-cell>
              <table:table-cell office:value-type="float" office:value="0.52064">
                <text:p>0.52064</text:p>
              </table:table-cell>
              <table:table-cell office:value-type="float" office:value="0.38680064">
                <text:p>0.38680064</text:p>
              </table:table-cell>
              <table:table-cell office:value-type="float" office:value="0.48388608">
                <text:p>0.48388608</text:p>
              </table:table-cell>
              <table:table-cell office:value-type="float" office:value="0.2673741824">
                <text:p>0.2673741824</text:p>
              </table:table-cell>
              <table:table-cell office:value-type="float" office:value="0.17663676416">
                <text:p>0.1766367641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8145">
                <text:p>0.8145</text:p>
              </table:table-cell>
              <table:table-cell office:value-type="float" office:value="0.717075">
                <text:p>0.717075</text:p>
              </table:table-cell>
              <table:table-cell office:value-type="float" office:value="0.838098">
                <text:p>0.838098</text:p>
              </table:table-cell>
              <table:table-cell office:value-type="float" office:value="0.73413">
                <text:p>0.73413</text:p>
              </table:table-cell>
              <table:table-cell office:value-type="float" office:value="0.60480783">
                <text:p>0.60480783</text:p>
              </table:table-cell>
              <table:table-cell office:value-type="float" office:value="0.665233605">
                <text:p>0.665233605</text:p>
              </table:table-cell>
              <table:table-cell office:value-type="float" office:value="0.4899363912">
                <text:p>0.4899363912</text:p>
              </table:table-cell>
              <table:table-cell office:value-type="float" office:value="0.40381059609">
                <text:p>0.4038105960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351cm" svg:height="13.697cm" xlink:href=".." xlink:type="simple" chart:class="chart:line" chart:style-name="ch1">
        <chart:legend chart:legend-position="end" svg:x="21.314cm" svg:y="4.308cm" style:legend-expansion="high" chart:style-name="ch2"/>
        <chart:plot-area chart:style-name="ch3" table:cell-range-address="sigmoid.A13:sigmoid.K23 sigmoid.B12:sigmoid.K12" chart:data-source-has-labels="both" svg:x="1.498cm" svg:y="0.273cm" svg:width="19.329cm" svg:height="12.17cm">
          <chart:coordinate-region svg:x="2.596cm" svg:y="0.473cm" svg:width="17.806cm" svg:height="11.323cm"/>
          <chart:axis chart:dimension="x" chart:name="primary-x" chart:style-name="ch4" chartooo:axis-type="auto">
            <chartooo:date-scale/>
            <chart:title svg:x="11.025cm" svg:y="12.716cm" chart:style-name="ch5">
              <text:p>x</text:p>
            </chart:title>
            <chart:categories table:cell-range-address="sigmoid.A13:sigmoid.A23"/>
          </chart:axis>
          <chart:axis chart:dimension="y" chart:name="primary-y" chart:style-name="ch4">
            <chart:title svg:x="0.451cm" svg:y="6.865cm" chart:style-name="ch6">
              <text:p>output</text:p>
            </chart:title>
            <chart:grid chart:style-name="ch7" chart:class="major"/>
          </chart:axis>
          <chart:series chart:style-name="ch8" chart:values-cell-range-address="sigmoid.B13:sigmoid.B23" chart:label-cell-address="sigmoid.B12:sigmoid.B12" chart:class="chart:line">
            <chart:data-point chart:repeated="11"/>
          </chart:series>
          <chart:series chart:style-name="ch9" chart:values-cell-range-address="sigmoid.C13:sigmoid.C23" chart:label-cell-address="sigmoid.C12:sigmoid.C12" chart:class="chart:line">
            <chart:data-point chart:repeated="11"/>
          </chart:series>
          <chart:series chart:style-name="ch10" chart:values-cell-range-address="sigmoid.D13:sigmoid.D23" chart:label-cell-address="sigmoid.D12:sigmoid.D12" chart:class="chart:line">
            <chart:data-point chart:repeated="11"/>
          </chart:series>
          <chart:series chart:style-name="ch11" chart:values-cell-range-address="sigmoid.E13:sigmoid.E23" chart:label-cell-address="sigmoid.E12:sigmoid.E12" chart:class="chart:line">
            <chart:data-point chart:repeated="11"/>
          </chart:series>
          <chart:series chart:style-name="ch12" chart:values-cell-range-address="sigmoid.F13:sigmoid.F23" chart:label-cell-address="sigmoid.F12:sigmoid.F12" chart:class="chart:line">
            <chart:data-point chart:repeated="11"/>
          </chart:series>
          <chart:series chart:style-name="ch13" chart:values-cell-range-address="sigmoid.G13:sigmoid.G23" chart:label-cell-address="sigmoid.G12:sigmoid.G12" chart:class="chart:line">
            <chart:data-point chart:repeated="11"/>
          </chart:series>
          <chart:series chart:style-name="ch14" chart:values-cell-range-address="sigmoid.H13:sigmoid.H23" chart:label-cell-address="sigmoid.H12:sigmoid.H12" chart:class="chart:line">
            <chart:data-point chart:repeated="11"/>
          </chart:series>
          <chart:series chart:style-name="ch15" chart:values-cell-range-address="sigmoid.I13:sigmoid.I23" chart:label-cell-address="sigmoid.I12:sigmoid.I12" chart:class="chart:line">
            <chart:data-point chart:repeated="11"/>
          </chart:series>
          <chart:series chart:style-name="ch16" chart:values-cell-range-address="sigmoid.J13:sigmoid.J23" chart:label-cell-address="sigmoid.J12:sigmoid.J12" chart:class="chart:line">
            <chart:data-point chart:repeated="11"/>
          </chart:series>
          <chart:series chart:style-name="ch17" chart:values-cell-range-address="sigmoid.K13:sigmoid.K23" chart:label-cell-address="sigmoid.K12:sigmoid.K12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#1</text:p>
                <draw:g>
                  <svg:desc>sigmoid.B12:sigmoid.B12</svg:desc>
                </draw:g>
              </table:table-cell>
              <table:table-cell office:value-type="string">
                <text:p>Output #2</text:p>
                <draw:g>
                  <svg:desc>sigmoid.C12:sigmoid.C12</svg:desc>
                </draw:g>
              </table:table-cell>
              <table:table-cell office:value-type="string">
                <text:p>Output #3</text:p>
                <draw:g>
                  <svg:desc>sigmoid.D12:sigmoid.D12</svg:desc>
                </draw:g>
              </table:table-cell>
              <table:table-cell office:value-type="string">
                <text:p>Output #4</text:p>
                <draw:g>
                  <svg:desc>sigmoid.E12:sigmoid.E12</svg:desc>
                </draw:g>
              </table:table-cell>
              <table:table-cell office:value-type="string">
                <text:p>Output #5</text:p>
                <draw:g>
                  <svg:desc>sigmoid.F12:sigmoid.F12</svg:desc>
                </draw:g>
              </table:table-cell>
              <table:table-cell office:value-type="string">
                <text:p>Output #6</text:p>
                <draw:g>
                  <svg:desc>sigmoid.G12:sigmoid.G12</svg:desc>
                </draw:g>
              </table:table-cell>
              <table:table-cell office:value-type="string">
                <text:p>Output #7</text:p>
                <draw:g>
                  <svg:desc>sigmoid.H12:sigmoid.H12</svg:desc>
                </draw:g>
              </table:table-cell>
              <table:table-cell office:value-type="string">
                <text:p>Output #8</text:p>
                <draw:g>
                  <svg:desc>sigmoid.I12:sigmoid.I12</svg:desc>
                </draw:g>
              </table:table-cell>
              <table:table-cell office:value-type="string">
                <text:p>Output #9</text:p>
                <draw:g>
                  <svg:desc>sigmoid.J12:sigmoid.J12</svg:desc>
                </draw:g>
              </table:table-cell>
              <table:table-cell office:value-type="string">
                <text:p>Output #10</text:p>
                <draw:g>
                  <svg:desc>sigmoid.K12:sigmoid.K1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gmoid.A13:sigmoid.A23</svg:desc>
                </draw:g>
              </table:table-cell>
              <table:table-cell office:value-type="float" office:value="NaN">
                <text:p>NaN</text:p>
                <draw:g>
                  <svg:desc>sigmoid.B13:sigmoid.B23</svg:desc>
                </draw:g>
              </table:table-cell>
              <table:table-cell office:value-type="float" office:value="NaN">
                <text:p>NaN</text:p>
                <draw:g>
                  <svg:desc>sigmoid.C13:sigmoid.C23</svg:desc>
                </draw:g>
              </table:table-cell>
              <table:table-cell office:value-type="float" office:value="NaN">
                <text:p>NaN</text:p>
                <draw:g>
                  <svg:desc>sigmoid.D13:sigmoid.D23</svg:desc>
                </draw:g>
              </table:table-cell>
              <table:table-cell office:value-type="float" office:value="NaN">
                <text:p>NaN</text:p>
                <draw:g>
                  <svg:desc>sigmoid.E13:sigmoid.E23</svg:desc>
                </draw:g>
              </table:table-cell>
              <table:table-cell office:value-type="float" office:value="NaN">
                <text:p>NaN</text:p>
                <draw:g>
                  <svg:desc>sigmoid.F13:sigmoid.F23</svg:desc>
                </draw:g>
              </table:table-cell>
              <table:table-cell office:value-type="float" office:value="NaN">
                <text:p>NaN</text:p>
                <draw:g>
                  <svg:desc>sigmoid.G13:sigmoid.G23</svg:desc>
                </draw:g>
              </table:table-cell>
              <table:table-cell office:value-type="float" office:value="NaN">
                <text:p>NaN</text:p>
                <draw:g>
                  <svg:desc>sigmoid.H13:sigmoid.H23</svg:desc>
                </draw:g>
              </table:table-cell>
              <table:table-cell office:value-type="float" office:value="NaN">
                <text:p>NaN</text:p>
                <draw:g>
                  <svg:desc>sigmoid.I13:sigmoid.I23</svg:desc>
                </draw:g>
              </table:table-cell>
              <table:table-cell office:value-type="float" office:value="NaN">
                <text:p>NaN</text:p>
                <draw:g>
                  <svg:desc>sigmoid.J13:sigmoid.J23</svg:desc>
                </draw:g>
              </table:table-cell>
              <table:table-cell office:value-type="float" office:value="NaN">
                <text:p>NaN</text:p>
                <draw:g>
                  <svg:desc>sigmoid.K13:sigmoid.K2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152392563242914">
                <text:p>0.000152392563242914</text:p>
              </table:table-cell>
              <table:table-cell office:value-type="float" office:value="0.0000169348010160881">
                <text:p>0.0000169348010160881</text:p>
              </table:table-cell>
              <table:table-cell office:value-type="float" office:value="0.00000188167288245942">
                <text:p>0.00000188167288245942</text:p>
              </table:table-cell>
              <table:table-cell office:value-type="float" office:value="0.00000020907511441636">
                <text:p>0.00000020907511441636</text:p>
              </table:table-cell>
              <table:table-cell office:value-type="float" office:value="0.00000002323057258576">
                <text:p>0.00000002323057258576</text:p>
              </table:table-cell>
              <table:table-cell office:value-type="float" office:value="0.00000000258117478505">
                <text:p>0.00000000258117478505</text:p>
              </table:table-cell>
              <table:table-cell office:value-type="float" office:value="0.000000000286797199">
                <text:p>0.00000000028679719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00389105058365759">
                <text:p>0.00389105058365759</text:p>
              </table:table-cell>
              <table:table-cell office:value-type="float" office:value="0.000975609756097561">
                <text:p>0.000975609756097561</text:p>
              </table:table-cell>
              <table:table-cell office:value-type="float" office:value="0.000244081034903588">
                <text:p>0.000244081034903588</text:p>
              </table:table-cell>
              <table:table-cell office:value-type="float" office:value="0.0000610314311870613">
                <text:p>0.0000610314311870613</text:p>
              </table:table-cell>
              <table:table-cell office:value-type="float" office:value="0.000015258556235409">
                <text:p>0.000015258556235409</text:p>
              </table:table-cell>
              <table:table-cell office:value-type="float" office:value="0.00000381468271376528">
                <text:p>0.00000381468271376528</text:p>
              </table:table-cell>
              <table:table-cell office:value-type="float" office:value="0.00000095367340691242">
                <text:p>0.0000009536734069124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072972972972973">
                <text:p>0.072972972972973</text:p>
              </table:table-cell>
              <table:table-cell office:value-type="float" office:value="0.032634971796938">
                <text:p>0.032634971796938</text:p>
              </table:table-cell>
              <table:table-cell office:value-type="float" office:value="0.0142521994134897">
                <text:p>0.0142521994134897</text:p>
              </table:table-cell>
              <table:table-cell office:value-type="float" office:value="0.0061582388619507">
                <text:p>0.0061582388619507</text:p>
              </table:table-cell>
              <table:table-cell office:value-type="float" office:value="0.00264856551172902">
                <text:p>0.00264856551172902</text:p>
              </table:table-cell>
              <table:table-cell office:value-type="float" office:value="0.00113682004351832">
                <text:p>0.00113682004351832</text:p>
              </table:table-cell>
              <table:table-cell office:value-type="float" office:value="0.000487525292092867">
                <text:p>0.000487525292092867</text:p>
              </table:table-cell>
              <table:table-cell office:value-type="float" office:value="0.00020899763468717">
                <text:p>0.0002089976346871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164948453608248">
                <text:p>0.164948453608248</text:p>
              </table:table-cell>
              <table:table-cell office:value-type="float" office:value="0.116363636363636">
                <text:p>0.116363636363636</text:p>
              </table:table-cell>
              <table:table-cell office:value-type="float" office:value="0.0807061790668348">
                <text:p>0.0807061790668348</text:p>
              </table:table-cell>
              <table:table-cell office:value-type="float" office:value="0.0552915766738661">
                <text:p>0.0552915766738661</text:p>
              </table:table-cell>
              <table:table-cell office:value-type="float" office:value="0.0375531758838199">
                <text:p>0.0375531758838199</text:p>
              </table:table-cell>
              <table:table-cell office:value-type="float" office:value="0.0253528101015103">
                <text:p>0.0253528101015103</text:p>
              </table:table-cell>
              <table:table-cell office:value-type="float" office:value="0.0170459274549299">
                <text:p>0.017045927454929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835051546391752">
                <text:p>0.835051546391752</text:p>
              </table:table-cell>
              <table:table-cell office:value-type="float" office:value="0.883636363636363">
                <text:p>0.883636363636363</text:p>
              </table:table-cell>
              <table:table-cell office:value-type="float" office:value="0.919293820933165">
                <text:p>0.919293820933165</text:p>
              </table:table-cell>
              <table:table-cell office:value-type="float" office:value="0.944708423326134">
                <text:p>0.944708423326134</text:p>
              </table:table-cell>
              <table:table-cell office:value-type="float" office:value="0.96244682411618">
                <text:p>0.96244682411618</text:p>
              </table:table-cell>
              <table:table-cell office:value-type="float" office:value="0.97464718989849">
                <text:p>0.97464718989849</text:p>
              </table:table-cell>
              <table:table-cell office:value-type="float" office:value="0.98295407254507">
                <text:p>0.982954072545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844827586206896">
                <text:p>0.844827586206896</text:p>
              </table:table-cell>
              <table:table-cell office:value-type="float" office:value="0.927027027027027">
                <text:p>0.927027027027027</text:p>
              </table:table-cell>
              <table:table-cell office:value-type="float" office:value="0.967365028203062">
                <text:p>0.967365028203062</text:p>
              </table:table-cell>
              <table:table-cell office:value-type="float" office:value="0.98574780058651">
                <text:p>0.98574780058651</text:p>
              </table:table-cell>
              <table:table-cell office:value-type="float" office:value="0.993841761138049">
                <text:p>0.993841761138049</text:p>
              </table:table-cell>
              <table:table-cell office:value-type="float" office:value="0.997351434488271">
                <text:p>0.997351434488271</text:p>
              </table:table-cell>
              <table:table-cell office:value-type="float" office:value="0.998863179956481">
                <text:p>0.998863179956481</text:p>
              </table:table-cell>
              <table:table-cell office:value-type="float" office:value="0.999512474707907">
                <text:p>0.999512474707907</text:p>
              </table:table-cell>
              <table:table-cell office:value-type="float" office:value="0.999791002365313">
                <text:p>0.99979100236531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84615384615385">
                <text:p>0.984615384615385</text:p>
              </table:table-cell>
              <table:table-cell office:value-type="float" office:value="0.996108949416342">
                <text:p>0.996108949416342</text:p>
              </table:table-cell>
              <table:table-cell office:value-type="float" office:value="0.999024390243902">
                <text:p>0.999024390243902</text:p>
              </table:table-cell>
              <table:table-cell office:value-type="float" office:value="0.999755918965096">
                <text:p>0.999755918965096</text:p>
              </table:table-cell>
              <table:table-cell office:value-type="float" office:value="0.999938968568813">
                <text:p>0.999938968568813</text:p>
              </table:table-cell>
              <table:table-cell office:value-type="float" office:value="0.999984741443765">
                <text:p>0.999984741443765</text:p>
              </table:table-cell>
              <table:table-cell office:value-type="float" office:value="0.999996185317286">
                <text:p>0.999996185317286</text:p>
              </table:table-cell>
              <table:table-cell office:value-type="float" office:value="0.999999046326593">
                <text:p>0.99999904632659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8780487804878">
                <text:p>0.98780487804878</text:p>
              </table:table-cell>
              <table:table-cell office:value-type="float" office:value="0.998630136986301">
                <text:p>0.998630136986301</text:p>
              </table:table-cell>
              <table:table-cell office:value-type="float" office:value="0.999847607436757">
                <text:p>0.999847607436757</text:p>
              </table:table-cell>
              <table:table-cell office:value-type="float" office:value="0.999983065198984">
                <text:p>0.999983065198984</text:p>
              </table:table-cell>
              <table:table-cell office:value-type="float" office:value="0.999998118327118">
                <text:p>0.999998118327118</text:p>
              </table:table-cell>
              <table:table-cell office:value-type="float" office:value="0.999999790924886">
                <text:p>0.999999790924886</text:p>
              </table:table-cell>
              <table:table-cell office:value-type="float" office:value="0.999999976769428">
                <text:p>0.999999976769428</text:p>
              </table:table-cell>
              <table:table-cell office:value-type="float" office:value="0.999999997418825">
                <text:p>0.999999997418825</text:p>
              </table:table-cell>
              <table:table-cell office:value-type="float" office:value="0.999999999713203">
                <text:p>0.99999999971320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